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43E00000066CE70970356DAAD5B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743cm" fo:margin-left="0.501cm" table:align="left" style:writing-mode="lr-tb"/>
    </style:style>
    <style:style style:name="Tabela1.A" style:family="table-column">
      <style:table-column-properties style:column-width="3.154cm"/>
    </style:style>
    <style:style style:name="Tabela1.B" style:family="table-column">
      <style:table-column-properties style:column-width="5.181cm"/>
    </style:style>
    <style:style style:name="Tabela1.C" style:family="table-column">
      <style:table-column-properties style:column-width="3.281cm"/>
    </style:style>
    <style:style style:name="Tabela1.D" style:family="table-column">
      <style:table-column-properties style:column-width="4.128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123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="0.123cm" fo:border="0.5pt solid #000000" style:writing-mode="lr-tb"/>
    </style:style>
    <style:style style:name="Tabela1.A2" style:family="table-cell">
      <style:table-cell-properties style:vertical-align="top" fo:padding="0.123cm" fo:border-left="0.5pt solid #000000" fo:border-right="none" fo:border-top="none" fo:border-bottom="0.5pt solid #000000" style:writing-mode="lr-tb"/>
    </style:style>
    <style:style style:name="Tabela1.D2" style:family="table-cell">
      <style:table-cell-properties style:vertical-align="top" fo:padding="0.123cm" fo:border-left="0.5pt solid #000000" fo:border-right="0.5pt solid #000000" fo:border-top="none" fo:border-bottom="0.5pt solid #000000" style:writing-mode="lr-tb"/>
    </style:style>
    <style:style style:name="Table1" style:family="table">
      <style:table-properties style:width="17.02cm" table:align="left" style:writing-mode="lr-tb"/>
    </style:style>
    <style:style style:name="Table1.A" style:family="table-column">
      <style:table-column-properties style:column-width="1.429cm"/>
    </style:style>
    <style:style style:name="Table1.B" style:family="table-column">
      <style:table-column-properties style:column-width="2.037cm"/>
    </style:style>
    <style:style style:name="Table1.C" style:family="table-column">
      <style:table-column-properties style:column-width="13.5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000000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000000" fo:padding="0.097cm" fo:border="0.05pt solid #000000" style:writing-mode="lr-tb">
        <style:background-image/>
      </style:table-cell-properties>
    </style:style>
    <style:style style:name="Table1.A2" style:family="table-cell">
      <style:table-cell-properties style:vertical-align="middle" fo:background-color="#ffffcc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2" style:family="table-cell">
      <style:table-cell-properties style:vertical-align="top" fo:background-color="#ffffcc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C2" style:family="table-cell">
      <style:table-cell-properties style:vertical-align="top" fo:background-color="#ffffcc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1.A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5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8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9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12" style:family="table-row">
      <style:table-row-properties style:min-row-height="0.55cm" fo:keep-together="auto"/>
    </style:style>
    <style:style style:name="Table1.A1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1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16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1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17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1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18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1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21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2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25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26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29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30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3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33" style:family="table-row">
      <style:table-row-properties style:min-row-height="0.568cm" fo:keep-together="auto"/>
    </style:style>
    <style:style style:name="Table1.A33" style:family="table-cell">
      <style:table-cell-properties style:vertical-align="middle" fo:background-color="#ffff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33" style:family="table-cell">
      <style:table-cell-properties style:vertical-align="top" fo:background-color="#ffff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C33" style:family="table-cell">
      <style:table-cell-properties style:vertical-align="top" fo:background-color="#ffff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a4" style:family="table">
      <style:table-properties style:width="16.81cm" fo:margin-left="0.171cm" table:align="left" style:writing-mode="lr-tb"/>
    </style:style>
    <style:style style:name="Tabela4.A" style:family="table-column">
      <style:table-column-properties style:column-width="16.81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ela4.A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5" style:family="table">
      <style:table-properties style:width="16.81cm" fo:margin-left="0.171cm" table:align="left" style:writing-mode="lr-tb"/>
    </style:style>
    <style:style style:name="Tabela5.A" style:family="table-column">
      <style:table-column-properties style:column-width="16.81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ela5.A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text-properties fo:language="zxx" fo:country="none" style:language-asian="zxx" style:country-asian="non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bb39c" officeooo:paragraph-rsid="001bb39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1774cb5" officeooo:paragraph-rsid="01774cb5" style:font-weight-asian="bold" style:font-weight-complex="bold"/>
    </style:style>
    <style:style style:name="P5" style:family="paragraph" style:parent-style-name="Standard">
      <style:text-properties fo:font-weight="bold" officeooo:rsid="01c87135" officeooo:paragraph-rsid="01c87135" style:font-weight-asian="bold" style:font-weight-complex="bold"/>
    </style:style>
    <style:style style:name="P6" style:family="paragraph" style:parent-style-name="Standard">
      <style:text-properties officeooo:paragraph-rsid="0020a55a"/>
    </style:style>
    <style:style style:name="P7" style:family="paragraph" style:parent-style-name="Standard">
      <style:text-properties officeooo:rsid="00f845ef" officeooo:paragraph-rsid="00f845ef"/>
    </style:style>
    <style:style style:name="P8" style:family="paragraph" style:parent-style-name="Standard">
      <style:text-properties officeooo:rsid="00f845ef" officeooo:paragraph-rsid="019b87e4"/>
    </style:style>
    <style:style style:name="P9" style:family="paragraph" style:parent-style-name="Standard">
      <style:text-properties fo:font-size="11pt" fo:font-style="normal" fo:font-weight="bold" officeooo:rsid="01ab6792" officeooo:paragraph-rsid="0186b662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fo:font-size="11pt" fo:font-style="normal" fo:font-weight="normal" officeooo:rsid="01ab6792" officeooo:paragraph-rsid="0186b662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1pt" fo:font-style="normal" fo:font-weight="normal" officeooo:rsid="00e0778e" officeooo:paragraph-rsid="0186b662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fo:font-style="normal" fo:font-weight="normal" officeooo:rsid="01abc322" officeooo:paragraph-rsid="0186b662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font-style="normal" fo:font-weight="normal" officeooo:rsid="01abc322" officeooo:paragraph-rsid="0195d286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1aca9ad" officeooo:paragraph-rsid="0196ec1d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officeooo:rsid="019ed4d4" officeooo:paragraph-rsid="019ed4d4"/>
    </style:style>
    <style:style style:name="P17" style:family="paragraph" style:parent-style-name="Standard">
      <style:text-properties officeooo:rsid="01a09b55" officeooo:paragraph-rsid="01a09b55"/>
    </style:style>
    <style:style style:name="P18" style:family="paragraph" style:parent-style-name="Standard">
      <style:text-properties officeooo:rsid="01b8aed8" officeooo:paragraph-rsid="01b9b8bc"/>
    </style:style>
    <style:style style:name="P19" style:family="paragraph" style:parent-style-name="Standard">
      <style:text-properties officeooo:paragraph-rsid="01b9b8bc"/>
    </style:style>
    <style:style style:name="P20" style:family="paragraph" style:parent-style-name="Standard">
      <style:text-properties officeooo:paragraph-rsid="01bb0f6c"/>
    </style:style>
    <style:style style:name="P21" style:family="paragraph" style:parent-style-name="Standard">
      <style:text-properties officeooo:rsid="01bb0f6c" officeooo:paragraph-rsid="01bb0f6c"/>
    </style:style>
    <style:style style:name="P22" style:family="paragraph" style:parent-style-name="Standard">
      <style:text-properties fo:font-size="10pt" fo:language="pt" fo:country="BR" fo:font-weight="normal" officeooo:rsid="01b8aed8" officeooo:paragraph-rsid="01b9b8bc" style:font-size-asian="10pt" style:font-weight-asian="normal" style:font-weight-complex="normal"/>
    </style:style>
    <style:style style:name="P23" style:family="paragraph" style:parent-style-name="Standard">
      <style:text-properties fo:font-size="10pt" fo:language="pt" fo:country="BR" fo:font-weight="normal" officeooo:paragraph-rsid="01b9b8bc" style:font-size-asian="10pt" style:font-weight-asian="normal" style:font-weight-complex="normal"/>
    </style:style>
    <style:style style:name="P24" style:family="paragraph" style:parent-style-name="Blockquote">
      <style:paragraph-properties fo:margin-left="0cm" fo:margin-right="0.635cm" fo:margin-top="0cm" fo:margin-bottom="0cm" loext:contextual-spacing="false" fo:text-indent="0cm" style:auto-text-indent="false" style:snap-to-layout-grid="false"/>
      <style:text-properties fo:font-size="10pt" style:text-underline-style="solid" style:text-underline-width="auto" style:text-underline-color="font-color" fo:font-weight="bold" style:font-size-asian="10pt" style:font-weight-asian="bold"/>
    </style:style>
    <style:style style:name="P25" style:family="paragraph" style:parent-style-name="Standard">
      <style:paragraph-properties fo:margin-left="0cm" fo:margin-right="0.635cm" fo:text-indent="0cm" style:auto-text-indent="false"/>
      <style:text-properties officeooo:rsid="01c87135" officeooo:paragraph-rsid="01c87135"/>
    </style:style>
    <style:style style:name="P26" style:family="paragraph" style:parent-style-name="Blockquote">
      <style:paragraph-properties fo:margin-left="0cm" fo:margin-right="0.635cm" fo:text-indent="0cm" style:auto-text-indent="false"/>
    </style:style>
    <style:style style:name="P27" style:family="paragraph" style:parent-style-name="Heading_20_2">
      <style:paragraph-properties fo:margin-left="0cm" fo:margin-right="0.635cm" fo:text-indent="0cm" style:auto-text-indent="false"/>
      <style:text-properties officeooo:rsid="01c87135" officeooo:paragraph-rsid="01c87135"/>
    </style:style>
    <style:style style:name="P28" style:family="paragraph" style:parent-style-name="Footer">
      <style:paragraph-properties fo:text-align="center" style:justify-single-word="false"/>
      <style:text-properties style:font-name="Arial Narrow" fo:font-size="1pt" style:font-size-asian="1pt"/>
    </style:style>
    <style:style style:name="P29" style:family="paragraph" style:parent-style-name="Footer">
      <style:paragraph-properties fo:margin-top="0.106cm" fo:margin-bottom="0.106cm" loext:contextual-spacing="false" style:snap-to-layout-grid="false"/>
    </style:style>
    <style:style style:name="P30" style:family="paragraph" style:parent-style-name="Footer">
      <style:paragraph-properties fo:margin-top="0.106cm" fo:margin-bottom="0.106cm" loext:contextual-spacing="false" style:snap-to-layout-grid="false"/>
      <style:text-properties style:font-name="Arial" fo:font-weight="bold" style:font-weight-asian="bold" style:font-weight-complex="bold"/>
    </style:style>
    <style:style style:name="P31" style:family="paragraph" style:parent-style-name="Footer">
      <style:paragraph-properties fo:margin-top="0.106cm" fo:margin-bottom="0.106cm" loext:contextual-spacing="false" style:snap-to-layout-grid="false"/>
      <style:text-properties style:font-name="Arial" fo:font-weight="normal" style:font-weight-asian="normal" style:font-weight-complex="normal"/>
    </style:style>
    <style:style style:name="P32" style:family="paragraph" style:parent-style-name="Footer">
      <style:paragraph-properties fo:margin-top="0.106cm" fo:margin-bottom="0.106cm" loext:contextual-spacing="false" style:snap-to-layout-grid="false"/>
      <style:text-properties style:font-name="Arial" fo:font-weight="normal" officeooo:rsid="006def0c" officeooo:paragraph-rsid="006def0c" style:font-weight-asian="normal" style:font-weight-complex="normal"/>
    </style:style>
    <style:style style:name="P33" style:family="paragraph" style:parent-style-name="Footer">
      <style:paragraph-properties fo:margin-top="0.106cm" fo:margin-bottom="0.106cm" loext:contextual-spacing="false" style:snap-to-layout-grid="false"/>
      <style:text-properties style:font-name="Arial" fo:font-weight="normal" officeooo:rsid="0192b62e" officeooo:paragraph-rsid="0192b62e" style:font-weight-asian="normal" style:font-weight-complex="normal"/>
    </style:style>
    <style:style style:name="P34" style:family="paragraph" style:parent-style-name="Footer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5" style:family="paragraph" style:parent-style-name="Blockquote">
      <style:paragraph-properties fo:margin-left="0cm" fo:margin-right="0.009cm" fo:margin-top="0cm" fo:margin-bottom="0cm" loext:contextual-spacing="false" fo:text-indent="0cm" style:auto-text-indent="false" style:snap-to-layout-grid="false"/>
      <style:text-properties fo:font-size="10pt" style:text-underline-style="solid" style:text-underline-width="auto" style:text-underline-color="font-color" fo:font-weight="bold" style:font-size-asian="10pt" style:font-weight-asian="bold"/>
    </style:style>
    <style:style style:name="P36" style:family="paragraph" style:parent-style-name="Table_20_Contents">
      <style:paragraph-properties fo:text-align="center" style:justify-single-word="false" style:snap-to-layout-grid="false"/>
      <style:text-properties fo:font-weight="bold" officeooo:rsid="001da625" officeooo:paragraph-rsid="001da625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 style:snap-to-layout-grid="false"/>
      <style:text-properties fo:font-weight="bold" officeooo:rsid="019ea928" officeooo:paragraph-rsid="019ea928" style:font-weight-asian="bold" style:font-weight-complex="bold"/>
    </style:style>
    <style:style style:name="P38" style:family="paragraph" style:parent-style-name="Heading_20_2">
      <style:text-properties officeooo:paragraph-rsid="0186b662"/>
    </style:style>
    <style:style style:name="P39" style:family="paragraph" style:parent-style-name="Heading_20_2">
      <style:text-properties officeooo:paragraph-rsid="018b5bd4"/>
    </style:style>
    <style:style style:name="P40" style:family="paragraph" style:parent-style-name="Heading_20_2">
      <style:text-properties officeooo:rsid="018b5bd4" officeooo:paragraph-rsid="018b5bd4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italic" style:font-style-asian="italic" style:font-style-complex="italic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italic" fo:font-weight="normal" officeooo:rsid="019ed4d4" officeooo:paragraph-rsid="019ed4d4" style:font-style-asian="italic" style:font-weight-asian="normal" style:font-style-complex="italic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italic" fo:font-weight="normal" officeooo:rsid="01a09b55" officeooo:paragraph-rsid="01a09b55" style:font-style-asian="italic" style:font-weight-asian="normal" style:font-style-complex="italic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rsid="0186ec4f" officeooo:paragraph-rsid="0186ec4f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rsid="0186ec4f" officeooo:paragraph-rsid="01d426e6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a39d02" officeooo:paragraph-rsid="01a39d02" style:font-style-asian="normal" style:font-weight-asian="normal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a39d02" officeooo:paragraph-rsid="01af228a" style:font-style-asian="normal" style:font-weight-asian="normal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a39d02" officeooo:paragraph-rsid="01b2c1f4" style:font-style-asian="normal" style:font-weight-asian="normal" style:font-style-complex="normal" style:font-weight-complex="normal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a39d02" officeooo:paragraph-rsid="01b4ca0a" style:font-style-asian="normal" style:font-weight-asian="normal" style:font-style-complex="normal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a9c861" officeooo:paragraph-rsid="01b379f5" style:font-style-asian="normal" style:font-weight-asian="normal" style:font-style-complex="normal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af228a" officeooo:paragraph-rsid="01af228a" style:font-style-asian="normal" style:font-weight-asian="normal" style:font-style-complex="normal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b2c1f4" officeooo:paragraph-rsid="01b2c1f4" style:font-style-asian="normal" style:font-weight-asian="normal" style:font-style-complex="normal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b2c1f4" officeooo:paragraph-rsid="01b379f5" style:font-style-asian="normal" style:font-weight-asian="normal" style:font-style-complex="normal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b2c1f4" officeooo:paragraph-rsid="01d426e6" style:font-style-asian="normal" style:font-weight-asian="normal" style:font-style-complex="normal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b379f5" officeooo:paragraph-rsid="01b379f5" style:font-style-asian="normal" style:font-weight-asian="normal" style:font-style-complex="normal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b4ca0a" officeooo:paragraph-rsid="01b4ca0a" style:font-style-asian="normal" style:font-weight-asian="normal" style:font-style-complex="normal" style:font-weight-complex="normal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bold" officeooo:rsid="01a0ef5b" officeooo:paragraph-rsid="01a0ef5b" style:font-style-asian="normal" style:font-weight-asian="bold" style:font-style-complex="normal" style:font-weight-complex="bold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bold" officeooo:rsid="01a0ef5b" officeooo:paragraph-rsid="01b2c1f4" style:font-style-asian="normal" style:font-weight-asian="bold" style:font-style-complex="normal" style:font-weight-complex="bold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bold" officeooo:rsid="01b379f5" officeooo:paragraph-rsid="01b379f5" style:font-style-asian="normal" style:font-weight-asian="bold" style:font-style-complex="normal" style:font-weight-complex="bold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officeooo:rsid="01ac9f95" officeooo:paragraph-rsid="01ac9f95" style:font-style-asian="normal" style:font-style-complex="normal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officeooo:rsid="019ed4d4" officeooo:paragraph-rsid="019ed4d4" style:font-style-asian="normal" style:font-style-complex="normal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rsid="01a7d033" officeooo:paragraph-rsid="01a7d033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rsid="01b379f5" officeooo:paragraph-rsid="01b379f5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rsid="01b4ca0a" officeooo:paragraph-rsid="01b4ca0a"/>
    </style:style>
    <style:style style:name="P6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tyle="normal" officeooo:rsid="01afcf63" officeooo:paragraph-rsid="01afcf63" style:font-style-asian="normal" style:font-style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tyle="normal" officeooo:rsid="01b4ca0a" officeooo:paragraph-rsid="01b4ca0a" style:font-style-asian="normal" style:font-style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tyle="italic" fo:font-weight="normal" officeooo:rsid="01a2126b" officeooo:paragraph-rsid="01a2126b" style:font-style-asian="italic" style:font-weight-asian="normal" style:font-style-complex="italic" style:font-weight-complex="normal"/>
    </style:style>
    <style:style style:name="P68" style:family="paragraph" style:parent-style-name="Table_20_Contents">
      <style:paragraph-properties fo:margin-top="0cm" fo:margin-bottom="0cm" loext:contextual-spacing="false"/>
      <style:text-properties fo:font-style="normal" fo:font-weight="normal" officeooo:rsid="01b379f5" officeooo:paragraph-rsid="01b379f5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margin-top="0cm" fo:margin-bottom="0cm" loext:contextual-spacing="false"/>
      <style:text-properties fo:font-style="normal" fo:font-weight="normal" officeooo:rsid="01a39d02" officeooo:paragraph-rsid="01a39d02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margin-top="0cm" fo:margin-bottom="0cm" loext:contextual-spacing="false"/>
      <style:text-properties fo:font-style="normal" fo:font-weight="normal" officeooo:rsid="01b379f5" officeooo:paragraph-rsid="01b379f5" style:font-style-asian="normal" style:font-weight-asian="normal" style:font-style-complex="normal" style:font-weight-complex="normal"/>
    </style:style>
    <style:style style:name="P71" style:family="paragraph" style:parent-style-name="Text_20_body">
      <style:text-properties officeooo:paragraph-rsid="01b7e887"/>
    </style:style>
    <style:style style:name="P72" style:family="paragraph" style:parent-style-name="Standard" style:list-style-name="L1">
      <style:text-properties fo:font-weight="normal" officeooo:rsid="0192b62e" officeooo:paragraph-rsid="01b1b51d" style:font-weight-asian="normal" style:font-size-complex="12pt" style:font-weight-complex="normal"/>
    </style:style>
    <style:style style:name="P73" style:family="paragraph" style:parent-style-name="Standard" style:list-style-name="L1">
      <style:text-properties fo:font-weight="normal" officeooo:rsid="0192b62e" officeooo:paragraph-rsid="019b87e4" style:font-weight-asian="normal" style:font-size-complex="12pt" style:font-weight-complex="normal"/>
    </style:style>
    <style:style style:name="P74" style:family="paragraph" style:parent-style-name="Standard" style:list-style-name="L1">
      <style:text-properties fo:font-weight="normal" officeooo:rsid="0192b62e" officeooo:paragraph-rsid="01b24053" style:font-weight-asian="normal" style:font-size-complex="12pt" style:font-weight-complex="normal"/>
    </style:style>
    <style:style style:name="P75" style:family="paragraph" style:parent-style-name="Standard" style:list-style-name="L1">
      <style:text-properties fo:font-weight="normal" officeooo:rsid="0192b62e" officeooo:paragraph-rsid="01b2c1f4" style:font-weight-asian="normal" style:font-size-complex="12pt" style:font-weight-complex="normal"/>
    </style:style>
    <style:style style:name="P76" style:family="paragraph" style:parent-style-name="Standard" style:list-style-name="L1">
      <style:text-properties fo:font-weight="normal" officeooo:rsid="0192b62e" officeooo:paragraph-rsid="0192b62e" style:font-weight-asian="normal" style:font-size-complex="12pt" style:font-weight-complex="normal"/>
    </style:style>
    <style:style style:name="P77" style:family="paragraph" style:parent-style-name="Standard" style:list-style-name="L23">
      <style:text-properties officeooo:rsid="01c87135" officeooo:paragraph-rsid="01c87135"/>
    </style:style>
    <style:style style:name="P78" style:family="paragraph" style:parent-style-name="Standard" style:list-style-name="L23">
      <style:text-properties officeooo:rsid="01c87135" officeooo:paragraph-rsid="01ca19ae"/>
    </style:style>
    <style:style style:name="P79" style:family="paragraph" style:parent-style-name="Standard" style:list-style-name="L23">
      <style:text-properties fo:font-weight="bold" officeooo:rsid="01c87135" officeooo:paragraph-rsid="01c87135" style:font-weight-asian="bold" style:font-weight-complex="bold"/>
    </style:style>
    <style:style style:name="P80" style:family="paragraph" style:parent-style-name="Standard" style:list-style-name="L23">
      <style:text-properties fo:font-weight="bold" officeooo:rsid="01ca3041" officeooo:paragraph-rsid="01ca3041" style:font-weight-asian="bold" style:font-weight-complex="bold"/>
    </style:style>
    <style:style style:name="P81" style:family="paragraph" style:parent-style-name="Standard">
      <style:text-properties officeooo:rsid="018b5bd4" officeooo:paragraph-rsid="018b5bd4"/>
    </style:style>
    <style:style style:name="P82" style:family="paragraph" style:parent-style-name="Standard" style:list-style-name="L23">
      <style:text-properties officeooo:rsid="01db17a9" officeooo:paragraph-rsid="01db17a9"/>
    </style:style>
    <style:style style:name="P83" style:family="paragraph" style:parent-style-name="Standard" style:list-style-name="L11">
      <style:paragraph-properties fo:margin-top="0cm" fo:margin-bottom="0cm" loext:contextual-spacing="false"/>
      <style:text-properties fo:font-style="normal" fo:font-weight="normal" officeooo:rsid="01a39d02" officeooo:paragraph-rsid="01a39d02" style:font-style-asian="normal" style:font-weight-asian="normal" style:font-style-complex="normal" style:font-weight-complex="normal"/>
    </style:style>
    <style:style style:name="P84" style:family="paragraph" style:parent-style-name="Standard" style:list-style-name="L19">
      <style:paragraph-properties fo:margin-top="0cm" fo:margin-bottom="0cm" loext:contextual-spacing="false"/>
      <style:text-properties fo:font-style="normal" officeooo:rsid="01afcf63" officeooo:paragraph-rsid="01afcf63" style:font-style-asian="normal" style:font-style-complex="normal"/>
    </style:style>
    <style:style style:name="P85" style:family="paragraph" style:parent-style-name="Standard" style:list-style-name="L20">
      <style:paragraph-properties fo:margin-top="0cm" fo:margin-bottom="0cm" loext:contextual-spacing="false"/>
      <style:text-properties fo:font-style="normal" officeooo:rsid="01b4ca0a" officeooo:paragraph-rsid="01b4ca0a" style:font-style-asian="normal" style:font-style-complex="normal"/>
    </style:style>
    <style:style style:name="P86" style:family="paragraph" style:parent-style-name="Footer" style:master-page-name="Standard">
      <style:paragraph-properties fo:text-align="center" style:justify-single-word="false" style:page-number="auto"/>
      <style:text-properties fo:font-size="8pt" style:font-size-asian="8pt"/>
    </style:style>
    <style:style style:name="P87" style:family="paragraph" style:parent-style-name="Table_20_Contents" style:list-style-name="L3">
      <style:paragraph-properties fo:margin-top="0cm" fo:margin-bottom="0cm" loext:contextual-spacing="false"/>
      <style:text-properties fo:font-style="normal" officeooo:rsid="0186ec4f" officeooo:paragraph-rsid="0186ec4f" style:font-style-asian="normal" style:font-style-complex="normal"/>
    </style:style>
    <style:style style:name="P88" style:family="paragraph" style:parent-style-name="Table_20_Contents" style:list-style-name="L3">
      <style:paragraph-properties fo:margin-top="0cm" fo:margin-bottom="0cm" loext:contextual-spacing="false"/>
      <style:text-properties fo:font-style="normal" officeooo:rsid="0197f39f" officeooo:paragraph-rsid="0197f39f" style:font-style-asian="normal" style:font-style-complex="normal"/>
    </style:style>
    <style:style style:name="P89" style:family="paragraph" style:parent-style-name="Table_20_Contents" style:list-style-name="L6">
      <style:paragraph-properties fo:margin-top="0cm" fo:margin-bottom="0cm" loext:contextual-spacing="false"/>
      <style:text-properties fo:font-style="normal" officeooo:rsid="019ed4d4" officeooo:paragraph-rsid="019ed4d4" style:font-style-asian="normal" style:font-style-complex="normal"/>
    </style:style>
    <style:style style:name="P90" style:family="paragraph" style:parent-style-name="Table_20_Contents" style:list-style-name="L7">
      <style:paragraph-properties fo:margin-top="0cm" fo:margin-bottom="0cm" loext:contextual-spacing="false"/>
      <style:text-properties fo:font-style="normal" officeooo:rsid="01ac9f95" officeooo:paragraph-rsid="01ac9f95" style:font-style-asian="normal" style:font-style-complex="normal"/>
    </style:style>
    <style:style style:name="P91" style:family="paragraph" style:parent-style-name="Table_20_Contents" style:list-style-name="L8">
      <style:paragraph-properties fo:margin-top="0cm" fo:margin-bottom="0cm" loext:contextual-spacing="false"/>
      <style:text-properties fo:font-style="normal" fo:font-weight="normal" officeooo:rsid="01a55a8c" officeooo:paragraph-rsid="01b4ca0a" style:font-style-asian="normal" style:font-weight-asian="normal" style:font-style-complex="normal" style:font-weight-complex="normal"/>
    </style:style>
    <style:style style:name="P92" style:family="paragraph" style:parent-style-name="Table_20_Contents" style:list-style-name="L9">
      <style:paragraph-properties fo:margin-top="0cm" fo:margin-bottom="0cm" loext:contextual-spacing="false"/>
      <style:text-properties fo:font-style="normal" fo:font-weight="normal" officeooo:rsid="01a5fb13" officeooo:paragraph-rsid="01b4ca0a" style:font-style-asian="normal" style:font-weight-asian="normal" style:font-style-complex="normal" style:font-weight-complex="normal"/>
    </style:style>
    <style:style style:name="P93" style:family="paragraph" style:parent-style-name="Table_20_Contents" style:list-style-name="L10">
      <style:paragraph-properties fo:margin-top="0cm" fo:margin-bottom="0cm" loext:contextual-spacing="false"/>
      <style:text-properties fo:font-style="normal" fo:font-weight="normal" officeooo:rsid="01a39d02" officeooo:paragraph-rsid="01b4ca0a" style:font-style-asian="normal" style:font-weight-asian="normal" style:font-style-complex="normal" style:font-weight-complex="normal"/>
    </style:style>
    <style:style style:name="P94" style:family="paragraph" style:parent-style-name="Table_20_Contents" style:list-style-name="L11">
      <style:paragraph-properties fo:margin-top="0cm" fo:margin-bottom="0cm" loext:contextual-spacing="false"/>
      <style:text-properties fo:font-style="normal" fo:font-weight="normal" officeooo:rsid="01a39d02" officeooo:paragraph-rsid="01a39d02" style:font-style-asian="normal" style:font-weight-asian="normal" style:font-style-complex="normal" style:font-weight-complex="normal"/>
    </style:style>
    <style:style style:name="P95" style:family="paragraph" style:parent-style-name="Table_20_Contents" style:list-style-name="L12">
      <style:paragraph-properties fo:margin-top="0cm" fo:margin-bottom="0cm" loext:contextual-spacing="false"/>
      <style:text-properties fo:font-style="normal" fo:font-weight="normal" officeooo:rsid="01a39d02" officeooo:paragraph-rsid="01a39d02" style:font-style-asian="normal" style:font-weight-asian="normal" style:font-style-complex="normal" style:font-weight-complex="normal"/>
    </style:style>
    <style:style style:name="P96" style:family="paragraph" style:parent-style-name="Table_20_Contents" style:list-style-name="L15">
      <style:paragraph-properties fo:margin-top="0cm" fo:margin-bottom="0cm" loext:contextual-spacing="false"/>
      <style:text-properties fo:font-style="normal" fo:font-weight="normal" officeooo:rsid="01a39d02" officeooo:paragraph-rsid="01b379f5" style:font-style-asian="normal" style:font-weight-asian="normal" style:font-style-complex="normal" style:font-weight-complex="normal"/>
    </style:style>
    <style:style style:name="P97" style:family="paragraph" style:parent-style-name="Table_20_Contents" style:list-style-name="L17">
      <style:paragraph-properties fo:margin-top="0cm" fo:margin-bottom="0cm" loext:contextual-spacing="false"/>
      <style:text-properties fo:font-style="normal" fo:font-weight="normal" officeooo:rsid="01a39d02" officeooo:paragraph-rsid="01af228a" style:font-style-asian="normal" style:font-weight-asian="normal" style:font-style-complex="normal" style:font-weight-complex="normal"/>
    </style:style>
    <style:style style:name="P98" style:family="paragraph" style:parent-style-name="Table_20_Contents" style:list-style-name="L18">
      <style:paragraph-properties fo:margin-top="0cm" fo:margin-bottom="0cm" loext:contextual-spacing="false"/>
      <style:text-properties fo:font-style="normal" fo:font-weight="normal" officeooo:rsid="01a39d02" officeooo:paragraph-rsid="01af228a" style:font-style-asian="normal" style:font-weight-asian="normal" style:font-style-complex="normal" style:font-weight-complex="normal"/>
    </style:style>
    <style:style style:name="P99" style:family="paragraph" style:parent-style-name="Table_20_Contents" style:list-style-name="L21">
      <style:paragraph-properties fo:margin-top="0cm" fo:margin-bottom="0cm" loext:contextual-spacing="false"/>
      <style:text-properties fo:font-style="normal" fo:font-weight="normal" officeooo:rsid="01a39d02" officeooo:paragraph-rsid="01b2c1f4" style:font-style-asian="normal" style:font-weight-asian="normal" style:font-style-complex="normal" style:font-weight-complex="normal"/>
    </style:style>
    <style:style style:name="P100" style:family="paragraph" style:parent-style-name="Table_20_Contents" style:list-style-name="L13">
      <style:paragraph-properties fo:margin-top="0cm" fo:margin-bottom="0cm" loext:contextual-spacing="false"/>
      <style:text-properties fo:font-style="normal" fo:font-weight="normal" officeooo:rsid="01b379f5" officeooo:paragraph-rsid="01d6d84c" style:font-style-asian="normal" style:font-weight-asian="normal" style:font-style-complex="normal" style:font-weight-complex="normal"/>
    </style:style>
    <style:style style:name="P101" style:family="paragraph" style:parent-style-name="Table_20_Contents" style:list-style-name="L14">
      <style:paragraph-properties fo:margin-top="0cm" fo:margin-bottom="0cm" loext:contextual-spacing="false"/>
      <style:text-properties fo:font-style="normal" fo:font-weight="normal" officeooo:rsid="01b379f5" officeooo:paragraph-rsid="01b379f5" style:font-style-asian="normal" style:font-weight-asian="normal" style:font-style-complex="normal" style:font-weight-complex="normal"/>
    </style:style>
    <style:style style:name="P102" style:family="paragraph" style:parent-style-name="Table_20_Contents" style:list-style-name="L16">
      <style:paragraph-properties fo:margin-top="0cm" fo:margin-bottom="0cm" loext:contextual-spacing="false"/>
      <style:text-properties fo:font-style="normal" fo:font-weight="normal" officeooo:rsid="01b379f5" officeooo:paragraph-rsid="01b379f5" style:font-style-asian="normal" style:font-weight-asian="normal" style:font-style-complex="normal" style:font-weight-complex="normal"/>
    </style:style>
    <style:style style:name="P103" style:family="paragraph" style:parent-style-name="Table_20_Contents" style:list-style-name="L18">
      <style:paragraph-properties fo:margin-top="0cm" fo:margin-bottom="0cm" loext:contextual-spacing="false"/>
      <style:text-properties fo:font-style="normal" fo:font-weight="normal" officeooo:rsid="01af228a" officeooo:paragraph-rsid="01af228a" style:font-style-asian="normal" style:font-weight-asian="normal" style:font-style-complex="normal" style:font-weight-complex="normal"/>
    </style:style>
    <style:style style:name="P104" style:family="paragraph" style:parent-style-name="Table_20_Contents" style:list-style-name="L22">
      <style:paragraph-properties fo:margin-top="0cm" fo:margin-bottom="0cm" loext:contextual-spacing="false"/>
      <style:text-properties fo:font-style="normal" fo:font-weight="normal" officeooo:rsid="01b2c1f4" officeooo:paragraph-rsid="01b379f5" style:font-style-asian="normal" style:font-weight-asian="normal" style:font-style-complex="normal" style:font-weight-complex="normal"/>
    </style:style>
    <style:style style:name="P105" style:family="paragraph" style:parent-style-name="Table_20_Contents" style:list-style-name="L4">
      <style:paragraph-properties fo:margin-top="0cm" fo:margin-bottom="0cm" loext:contextual-spacing="false"/>
      <style:text-properties officeooo:rsid="0186ec4f" officeooo:paragraph-rsid="0186ec4f"/>
    </style:style>
    <style:style style:name="P106" style:family="paragraph" style:parent-style-name="Table_20_Contents" style:list-style-name="L4">
      <style:paragraph-properties fo:margin-top="0cm" fo:margin-bottom="0cm" loext:contextual-spacing="false"/>
      <style:text-properties officeooo:rsid="0197f39f" officeooo:paragraph-rsid="01ce95b5"/>
    </style:style>
    <style:style style:name="P107" style:family="paragraph" style:parent-style-name="Table_20_Contents" style:list-style-name="L4">
      <style:paragraph-properties fo:margin-top="0cm" fo:margin-bottom="0cm" loext:contextual-spacing="false"/>
      <style:text-properties officeooo:rsid="01d426e6" officeooo:paragraph-rsid="01d426e6"/>
    </style:style>
    <style:style style:name="P108" style:family="paragraph" style:parent-style-name="Table_20_Contents" style:list-style-name="L5">
      <style:paragraph-properties fo:margin-top="0cm" fo:margin-bottom="0cm" loext:contextual-spacing="false"/>
      <style:text-properties officeooo:rsid="019ed4d4" officeooo:paragraph-rsid="019ed4d4"/>
    </style:style>
    <style:style style:name="P109" style:family="paragraph" style:parent-style-name="Table_20_Contents" style:list-style-name="L6">
      <style:paragraph-properties fo:margin-top="0cm" fo:margin-bottom="0cm" loext:contextual-spacing="false"/>
      <style:text-properties officeooo:rsid="019ed4d4" officeooo:paragraph-rsid="019ed4d4"/>
    </style:style>
    <style:style style:name="P110" style:family="paragraph" style:parent-style-name="Table_20_Contents" style:list-style-name="L7">
      <style:paragraph-properties fo:margin-top="0cm" fo:margin-bottom="0cm" loext:contextual-spacing="false"/>
      <style:text-properties officeooo:rsid="01ad6f23" officeooo:paragraph-rsid="01ad6f23"/>
    </style:style>
    <style:style style:name="P111" style:family="paragraph" style:parent-style-name="Table_20_Contents" style:list-style-name="L8">
      <style:paragraph-properties fo:margin-top="0cm" fo:margin-bottom="0cm" loext:contextual-spacing="false"/>
      <style:text-properties officeooo:paragraph-rsid="01b4ca0a"/>
    </style:style>
    <style:style style:name="P112" style:family="paragraph" style:parent-style-name="Table_20_Contents" style:list-style-name="L10">
      <style:paragraph-properties fo:margin-top="0cm" fo:margin-bottom="0cm" loext:contextual-spacing="false"/>
      <style:text-properties officeooo:paragraph-rsid="01b4ca0a"/>
    </style:style>
    <style:style style:name="T1" style:family="text">
      <style:text-properties fo:font-size="12pt" style:font-size-asian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acc586" style:font-weight-asian="bold" style:font-weight-complex="bold"/>
    </style:style>
    <style:style style:name="T4" style:family="text">
      <style:text-properties fo:font-weight="bold" officeooo:rsid="01abc322" style:font-weight-asian="bold" style:font-weight-complex="bold"/>
    </style:style>
    <style:style style:name="T5" style:family="text">
      <style:text-properties fo:font-weight="bold" officeooo:rsid="014a3788" style:font-weight-asian="bold" style:font-weight-complex="bold"/>
    </style:style>
    <style:style style:name="T6" style:family="text">
      <style:text-properties fo:font-weight="bold" officeooo:rsid="01ca19ae" style:font-weight-asian="bold" style:font-weight-complex="bold"/>
    </style:style>
    <style:style style:name="T7" style:family="text">
      <style:text-properties fo:font-weight="bold" officeooo:rsid="01ca3041" style:font-weight-asian="bold" style:font-weight-complex="bold"/>
    </style:style>
    <style:style style:name="T8" style:family="text">
      <style:text-properties style:font-weight-complex="bold"/>
    </style:style>
    <style:style style:name="T9" style:family="text">
      <style:text-properties officeooo:rsid="007339a3" style:font-weight-complex="bold"/>
    </style:style>
    <style:style style:name="T10" style:family="text">
      <style:text-properties style:font-name="Arial" fo:font-weight="bold" style:font-weight-asian="bold" style:font-weight-complex="bold"/>
    </style:style>
    <style:style style:name="T11" style:family="text">
      <style:text-properties style:font-name="Arial"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1bb0f6c" style:font-weight-asian="normal" style:font-weight-complex="normal"/>
    </style:style>
    <style:style style:name="T14" style:family="text">
      <style:text-properties fo:font-weight="normal" officeooo:rsid="01ca19ae" style:font-weight-asian="normal" style:font-weight-complex="normal"/>
    </style:style>
    <style:style style:name="T15" style:family="text">
      <style:text-properties fo:font-weight="normal" officeooo:rsid="01ca3041" style:font-weight-asian="normal" style:font-weight-complex="normal"/>
    </style:style>
    <style:style style:name="T16" style:family="text">
      <style:text-properties fo:font-size="10pt" fo:language="pt" fo:country="BR" fo:font-weight="bold" style:font-size-asian="10pt" style:font-weight-asian="bold" style:font-weight-complex="bold"/>
    </style:style>
    <style:style style:name="T17" style:family="text">
      <style:text-properties fo:font-size="10pt" fo:language="pt" fo:country="BR" fo:font-weight="normal" style:font-size-asian="10pt" style:font-weight-asian="normal" style:font-weight-complex="normal"/>
    </style:style>
    <style:style style:name="T18" style:family="text">
      <style:text-properties fo:font-size="10pt" fo:language="pt" fo:country="BR" fo:font-style="italic" fo:font-weight="normal" style:font-size-asian="10pt" style:font-style-asian="italic" style:font-weight-asian="normal" style:font-style-complex="italic" style:font-weight-complex="normal"/>
    </style:style>
    <style:style style:name="T19" style:family="text">
      <style:text-properties style:font-name="Times New Roman" fo:font-size="10pt" fo:font-weight="normal" style:font-size-asian="10pt" style:font-weight-asian="normal" style:font-name-complex="Times New Roman" style:font-size-complex="12pt" style:font-weight-complex="normal"/>
    </style:style>
    <style:style style:name="T20" style:family="text">
      <style:text-properties style:font-name="Times New Roman" fo:font-size="10pt" fo:font-weight="normal" officeooo:rsid="01956e50" style:font-size-asian="10pt" style:font-weight-asian="normal" style:font-name-complex="Times New Roman" style:font-size-complex="12pt" style:font-weight-complex="normal"/>
    </style:style>
    <style:style style:name="T21" style:family="text">
      <style:text-properties style:font-name="Times New Roman" fo:font-size="10pt" fo:font-style="italic" fo:font-weight="normal" style:font-size-asian="10pt" style:font-style-asian="italic" style:font-weight-asian="normal" style:font-name-complex="Times New Roman" style:font-size-complex="12pt" style:font-weight-complex="normal"/>
    </style:style>
    <style:style style:name="T22" style:family="text">
      <style:text-properties style:font-name="Times New Roman" fo:font-size="10pt" fo:font-style="italic" fo:font-weight="normal" officeooo:rsid="01956e50" style:font-size-asian="10pt" style:font-style-asian="italic" style:font-weight-asian="normal" style:font-name-complex="Times New Roman" style:font-size-complex="12pt" style:font-style-complex="italic" style:font-weight-complex="normal"/>
    </style:style>
    <style:style style:name="T23" style:family="text">
      <style:text-properties style:font-name="Times New Roman" fo:font-size="10pt" fo:font-style="normal" fo:font-weight="normal" style:font-size-asian="10pt" style:font-style-asian="normal" style:font-weight-asian="normal" style:font-name-complex="Times New Roman" style:font-size-complex="12pt" style:font-style-complex="normal" style:font-weight-complex="normal"/>
    </style:style>
    <style:style style:name="T24" style:family="text">
      <style:text-properties style:font-name="Times New Roman" fo:font-size="10pt" fo:font-style="normal" fo:font-weight="normal" officeooo:rsid="0186b662" style:font-size-asian="10pt" style:font-style-asian="normal" style:font-weight-asian="normal" style:font-name-complex="Times New Roman" style:font-size-complex="12pt" style:font-style-complex="normal" style:font-weight-complex="normal"/>
    </style:style>
    <style:style style:name="T25" style:family="text">
      <style:text-properties style:font-name="Times New Roman" fo:font-size="10pt" fo:font-style="normal" fo:font-weight="normal" officeooo:rsid="01956e50" style:font-size-asian="10pt" style:font-style-asian="normal" style:font-weight-asian="normal" style:font-name-complex="Times New Roman" style:font-size-complex="12pt" style:font-style-complex="normal" style:font-weight-complex="normal"/>
    </style:style>
    <style:style style:name="T26" style:family="text">
      <style:text-properties style:font-name="Times New Roman" fo:font-size="10pt" fo:font-style="normal" fo:font-weight="normal" officeooo:rsid="01b7e887" style:font-size-asian="10pt" style:font-style-asian="normal" style:font-weight-asian="normal" style:font-name-complex="Times New Roman" style:font-size-complex="12pt" style:font-style-complex="normal" style:font-weight-complex="normal"/>
    </style:style>
    <style:style style:name="T27" style:family="text">
      <style:text-properties style:font-name="Times New Roman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2pt" style:font-style-complex="normal" style:font-weight-complex="normal"/>
    </style:style>
    <style:style style:name="T28" style:family="text">
      <style:text-properties officeooo:rsid="01acc586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14a3788" style:font-style-asian="italic" style:font-style-complex="italic"/>
    </style:style>
    <style:style style:name="T31" style:family="text">
      <style:text-properties fo:font-style="italic" officeooo:rsid="01c4309f" style:font-style-asian="italic" style:font-style-complex="italic"/>
    </style:style>
    <style:style style:name="T32" style:family="text">
      <style:text-properties officeooo:rsid="01abc322"/>
    </style:style>
    <style:style style:name="T33" style:family="text">
      <style:text-properties officeooo:rsid="01aca9ad"/>
    </style:style>
    <style:style style:name="T34" style:family="text">
      <style:text-properties officeooo:rsid="018b5bd4"/>
    </style:style>
    <style:style style:name="T35" style:family="text">
      <style:text-properties officeooo:rsid="018d4957"/>
    </style:style>
    <style:style style:name="T36" style:family="text">
      <style:text-properties officeooo:rsid="018f254c"/>
    </style:style>
    <style:style style:name="T37" style:family="text">
      <style:text-properties officeooo:rsid="0192b62e"/>
    </style:style>
    <style:style style:name="T38" style:family="text">
      <style:text-properties officeooo:rsid="0195d286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1ac9f95" style:font-style-asian="normal" style:font-style-complex="normal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1a55a8c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1a39d02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1a7d033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1b4ca0a" style:font-style-asian="normal" style:font-weight-asian="normal" style:font-style-complex="normal" style:font-weight-complex="normal"/>
    </style:style>
    <style:style style:name="T46" style:family="text">
      <style:text-properties officeooo:rsid="0197f39f"/>
    </style:style>
    <style:style style:name="T47" style:family="text">
      <style:text-properties officeooo:rsid="019b87e4"/>
    </style:style>
    <style:style style:name="T48" style:family="text">
      <style:text-properties officeooo:rsid="019ed4d4"/>
    </style:style>
    <style:style style:name="T49" style:family="text">
      <style:text-properties officeooo:rsid="01a09ef7"/>
    </style:style>
    <style:style style:name="T50" style:family="text">
      <style:text-properties officeooo:rsid="01a1a83f"/>
    </style:style>
    <style:style style:name="T51" style:family="text">
      <style:text-properties officeooo:rsid="01b2c1f4"/>
    </style:style>
    <style:style style:name="T52" style:family="text">
      <style:text-properties officeooo:rsid="01b695e2"/>
    </style:style>
    <style:style style:name="T53" style:family="text">
      <style:text-properties officeooo:rsid="014a3788"/>
    </style:style>
    <style:style style:name="T54" style:family="text">
      <style:text-properties style:font-name="Courier New1" fo:font-weight="bold" style:font-weight-asian="bold" style:font-weight-complex="bold"/>
    </style:style>
    <style:style style:name="T55" style:family="text">
      <style:text-properties style:font-name="Courier New1" fo:font-weight="bold" officeooo:rsid="01ca19ae" style:font-weight-asian="bold" style:font-weight-complex="bold"/>
    </style:style>
    <style:style style:name="T56" style:family="text">
      <style:text-properties style:font-name="Courier New1" fo:font-weight="bold" officeooo:rsid="01ca3041" style:font-weight-asian="bold" style:font-weight-complex="bold"/>
    </style:style>
    <style:style style:name="T57" style:family="text">
      <style:text-properties officeooo:rsid="01d3a17d"/>
    </style:style>
    <style:style style:name="T58" style:family="text">
      <style:text-properties officeooo:rsid="01d6d84c"/>
    </style:style>
    <style:style style:name="T59" style:family="text">
      <style:text-properties officeooo:rsid="01da73b1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.026cm" fo:border="none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true" style:writing-mode="lr-tb" fo:margin-left="0.249cm" fo:margin-right="0cm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85cm" fo:text-indent="-0.635cm" fo:margin-left="7.8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/>
      <text:p text:style-name="P2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0">CURSO:</text:p>
          </table:table-cell>
          <table:table-cell table:style-name="Tabela1.A1" office:value-type="string">
            <text:p text:style-name="P31">ENGENHARIAS</text:p>
          </table:table-cell>
          <table:table-cell table:style-name="Tabela1.A1" office:value-type="string">
            <text:p text:style-name="P30">PROFESSOR:</text:p>
          </table:table-cell>
          <table:table-cell table:style-name="Tabela1.D1" office:value-type="string">
            <text:p text:style-name="P31">Fábio Macêdo Mendes</text:p>
          </table:table-cell>
        </table:table-row>
        <table:table-row table:style-name="Tabela1.1">
          <table:table-cell table:style-name="Tabela1.A2" office:value-type="string">
            <text:p text:style-name="P29"><text:span text:style-name="T10">DISCIPLINA:</text:span><text:span text:style-name="T11"> </text:span></text:p>
          </table:table-cell>
          <table:table-cell table:style-name="Tabela1.A2" office:value-type="string">
            <text:p text:style-name="P33">Métodos Numéricos p/ Eng.</text:p>
          </table:table-cell>
          <table:table-cell table:style-name="Tabela1.A2" office:value-type="string">
            <text:p text:style-name="P30">SEMESTRE/ANO:</text:p>
          </table:table-cell>
          <table:table-cell table:style-name="Tabela1.D2" office:value-type="string">
            <text:p text:style-name="P32">02/201<text:span text:style-name="T37">7</text:span></text:p>
          </table:table-cell>
        </table:table-row>
        <table:table-row table:style-name="Tabela1.1">
          <table:table-cell table:style-name="Tabela1.A2" office:value-type="string">
            <text:p text:style-name="P29"><text:span text:style-name="T10">C HORÁRIA:</text:span><text:span text:style-name="T11"> </text:span></text:p>
          </table:table-cell>
          <table:table-cell table:style-name="Tabela1.A2" office:value-type="string">
            <text:p text:style-name="P31"><text:span text:style-name="T37">60</text:span> h</text:p>
          </table:table-cell>
          <table:table-cell table:style-name="Tabela1.A2" office:value-type="string">
            <text:p text:style-name="P30">CRÉDITOS:</text:p>
          </table:table-cell>
          <table:table-cell table:style-name="Tabela1.D2" office:value-type="string">
            <text:p text:style-name="P31">0<text:span text:style-name="T37">4</text:span></text:p>
          </table:table-cell>
        </table:table-row>
      </table:table>
      <text:p text:style-name="P34">PLANO DE ENSINO</text:p>
      <text:p text:style-name="Heading_20_2">1. OBJETIVOS DA DISCIPLINA</text:p>
      <text:p text:style-name="Text_20_body">Capacitar os alunos para utilizar e compreender os conceitos básicos de programação <text:span text:style-name="T37">científica e familiarizar o aluno com algoritmos para solução numérica de problemas nas áreas de álgebra linear e cálculo.</text:span></text:p>
      <text:p text:style-name="Heading_20_2">2. EMENTA DO PROGRAMA</text:p>
      <text:list xml:id="list3816700580" text:style-name="L1">
        <text:list-item>
          <text:p text:style-name="P72">Zeros reais de funções reais</text:p>
        </text:list-item>
        <text:list-item>
          <text:p text:style-name="P73">Minimização de funções</text:p>
        </text:list-item>
        <text:list-item>
          <text:p text:style-name="P74">Interpolação</text:p>
        </text:list-item>
        <text:list-item>
          <text:p text:style-name="P74">Ajuste de curvas</text:p>
        </text:list-item>
        <text:list-item>
          <text:p text:style-name="P75">Resolução de sistemas lineares</text:p>
        </text:list-item>
        <text:list-item>
          <text:p text:style-name="P74">Integração numérica</text:p>
        </text:list-item>
        <text:list-item>
          <text:p text:style-name="P76">Soluções numéricas de EDO</text:p>
        </text:list-item>
        <text:list-item>
          <text:p text:style-name="P76">Método das diferenças finitas</text:p>
        </text:list-item>
        <text:list-item>
          <text:p text:style-name="P73">Fontes de erros em métodos numéricos</text:p>
        </text:list-item>
      </text:list>
      <text:p text:style-name="Heading_20_2">3. Horário das Aulas, AVALIAÇÕES e Atendimento</text:p>
      <text:p text:style-name="Standard"><text:span text:style-name="T2">Aulas teóricas e de exercícios:</text:span><text:span text:style-name="T8"> </text:span><text:span text:style-name="T9"><text:s/></text:span><text:span text:style-name="T12">quartas e sextas-feiras</text:span></text:p>
      <text:p text:style-name="Standard"><text:span text:style-name="T2">Atendimento e monitoria:</text:span><text:span text:style-name="T8"> </text:span><text:span text:style-name="T12">a definir.</text:span></text:p>
      <text:p text:style-name="Heading_20_2">4. METODOLOGIA</text:p>
      <text:p text:style-name="P71"><text:span text:style-name="T19">O método básico aplicado é o de aulas práticas </text:span><text:span text:style-name="T20">em laboratório de computação </text:span><text:span text:style-name="T19">voltadas à implementação de programas. </text:span><text:span text:style-name="T20">As aulas </text:span><text:span text:style-name="T19">podem conter partes expositivas orientadas à discussão da teoria. As aulas serão complementadas com atividades de exercícios e demandas extra-classe. Estas atividades serão desenvolvidas com acompanhamento <text:s/>presencial do professor ou através da</text:span><text:span text:style-name="T20">s</text:span><text:span text:style-name="T19"> Plataforma</text:span><text:span text:style-name="T20">s</text:span><text:span text:style-name="T19"> </text:span><text:span text:style-name="T21">Moodle </text:span><text:span text:style-name="T23">(</text:span><text:a xlink:type="simple" xlink:href="http://www.aprender.unb.br/" text:style-name="Internet_20_link" text:visited-style-name="Visited_20_Internet_20_Link"><text:span text:style-name="T27">http://www.aprender.unb.br</text:span></text:a><text:span text:style-name="T23">) </text:span><text:span text:style-name="T26">e </text:span><text:span text:style-name="T22">Codeschool </text:span><text:span text:style-name="T24"><text:s/></text:span><text:span text:style-name="T25">(</text:span><text:a xlink:type="simple" xlink:href="http://codeschool.lappis.rocks/" text:style-name="Internet_20_link" text:visited-style-name="Visited_20_Internet_20_Link"><text:span text:style-name="T25">http://codeschool.lappis.rocks</text:span></text:a><text:span text:style-name="T25">) </text:span><text:span text:style-name="T24">. </text:span><text:span text:style-name="T26">O material produzido em sala e outros arquivos auxiliares ficarão disponíveis no Github da turma (</text:span><text:a xlink:type="simple" xlink:href="https://github.com/fabiommendes/numericos-pub" text:style-name="Internet_20_link" text:visited-style-name="Visited_20_Internet_20_Link"><text:span text:style-name="T26">https://github.com/fabiommendes/numericos-pub</text:span></text:a><text:span text:style-name="T26">).</text:span></text:p>
      <text:p text:style-name="Heading_20_2">5. CRITÉRIOS DE AVALIAÇÃO</text:p>
      <text:p text:style-name="P9">Pontos e estrelas</text:p>
      <text:p text:style-name="P10">A <text:span text:style-name="T38">menção final </text:span>é calculada a partir <text:span text:style-name="T58">de uma pontuação no intervalo [0, 100] atribuída a</text:span><text:span text:style-name="T31"> </text:span>cada aluno <text:span text:style-name="T58">usando a regra de conversão </text:span>: 90pts<text:span text:style-name="T38">+</text:span>: <text:span text:style-name="T2">SS</text:span>, 70pts<text:span text:style-name="T38">+</text:span>: <text:span text:style-name="T2">MS, </text:span>50pts<text:span text:style-name="T38">+</text:span>: <text:span text:style-name="T2">MM, </text:span>30pts<text:span text:style-name="T38">+</text:span>: <text:span text:style-name="T2">MI </text:span>e <text:span text:style-name="T32">menos que isto </text:span><text:span text:style-name="T4">II. </text:span><text:span text:style-name="T32">A distribuição de pontos nas diferentes avaliações é dada pela equação:</text:span></text:p>
      <text:p text:style-name="P10"/>
      <text:p text:style-name="P11"><text:soft-page-break/><draw:frame draw:style-name="fr3" draw:name="Object2" text:anchor-type="as-char" svg:width="3.394cm" svg:height="0.453cm" draw:z-index="10"><draw:object xlink:href="./Object 1" xlink:type="simple" xlink:show="embed" xlink:actuate="onLoad"/><draw:image xlink:href="./ObjectReplacements/Object 1" xlink:type="simple" xlink:show="embed" xlink:actuate="onLoad"/><svg:desc>formula</svg:desc></draw:frame>,</text:p>
      <text:p text:style-name="P12"/>
      <text:p text:style-name="P13">onde P1 e P2 consistem na nota das provas <text:span text:style-name="T58">teóricas</text:span> valendo <text:span text:style-name="T58">25</text:span> pontos cada. <text:span text:style-name="T58">NP consiste na nota atribuída a todas as atividades práticas que consistem em atividades extra-classe e atividades de programação realizadas em sala de aula.</text:span></text:p>
      <text:p text:style-name="P38"><text:span text:style-name="T33">6. </text:span>Prova substitutiva e faltas</text:p>
      <text:p text:style-name="P14">A prova substitutiva será aplicada apenas em caso de falta justificada no dia da prova. O aluno deve apresentar <text:span text:style-name="T28">a justificativa na aula seguinte à prova ou quando terminar a licença médica. Esta justificativa </text:span><text:span text:style-name="T3">não </text:span><text:span text:style-name="T28">abona falta, mas dá direito ao aluno realizar a prova substitutiva sem nenhuma penalidade.</text:span></text:p>
      <text:p text:style-name="P40">7. Código de éticA E CONDUTA</text:p>
      <text:p text:style-name="P81">As avaliações <text:span text:style-name="T59">práticas </text:span>serão realizadas com auxílio do computador no laboratório de informática. Todas as submissões serão <text:span text:style-name="T36">processadas por </text:span>um programa <text:span text:style-name="T36">de </text:span>detecção de plágio. <text:span text:style-name="T35">Qualquer a</text:span>tividade onde for detectada a presença de plágio ser<text:span text:style-name="T35">á</text:span> anulada sem a possibilidade de substituição<text:span text:style-name="T35">. Não será feita qualquer distinção entre o aluno que forneceu a resposta para cópia e o aluno que obteve a mesma.</text:span></text:p>
      <text:p text:style-name="P39"><text:span text:style-name="T34">8</text:span>. CronoGrama de atividades</text:p>
      <text:section text:style-name="Sect1" text:name="Seção1">
        <text:p text:style-name="P15"/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 table:style-name="Table1.1">
              <table:table-cell table:style-name="Table1.A1" office:value-type="string">
                <text:p text:style-name="P3">Semana</text:p>
              </table:table-cell>
              <table:table-cell table:style-name="Table1.A1" office:value-type="string">
                <text:p text:style-name="P3">Dia</text:p>
              </table:table-cell>
              <table:table-cell table:style-name="Table1.C1" office:value-type="string">
                <text:p text:style-name="P2">Aula</text:p>
              </table:table-cell>
            </table:table-row>
          </table:table-header-rows>
          <table:table-row table:style-name="Table1.1">
            <table:table-cell table:style-name="Table1.A2" table:number-rows-spanned="2" office:value-type="string">
              <text:p text:style-name="P36">1</text:p>
            </table:table-cell>
            <table:table-cell table:style-name="Table1.B2" office:value-type="string">
              <text:p text:style-name="P7"><text:span text:style-name="T48">8/8</text:span>/201<text:span text:style-name="T47">7</text:span></text:p>
            </table:table-cell>
            <table:table-cell table:style-name="Table1.C2" office:value-type="string">
              <text:p text:style-name="P41">Início das aulas – Apresentação do curso</text:p>
              <text:list xml:id="list4211271606" text:style-name="L3">
                <text:list-item>
                  <text:p text:style-name="P87">Python</text:p>
                </text:list-item>
                <text:list-item>
                  <text:p text:style-name="P87">Codeschool/Moodle/<text:span text:style-name="T52">Github</text:span></text:p>
                </text:list-item>
                <text:list-item>
                  <text:p text:style-name="P88">Jupyter/I<text:span text:style-name="T51">P</text:span>ython</text:p>
                </text:list-item>
                <text:list-item>
                  <text:p text:style-name="P88">Métodos numéricos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8"><text:span text:style-name="T48">10/8</text:span>/201<text:span text:style-name="T47">7</text:span></text:p>
            </table:table-cell>
            <table:table-cell table:style-name="Table1.C2" office:value-type="string">
              <text:p text:style-name="P44">Introdução ao Python <text:span text:style-name="T46">científico</text:span></text:p>
              <text:list xml:id="list3223935029" text:style-name="L4">
                <text:list-item>
                  <text:p text:style-name="P105">Sintaxe básica do Python</text:p>
                </text:list-item>
                <text:list-item>
                  <text:p text:style-name="P106">Bibliotecas numpy, scipy e matplotib</text:p>
                </text:list-item>
                <text:list-item>
                  <text:p text:style-name="P106">Fazendo gráficos</text:p>
                </text:list-item>
              </text:list>
            </table:table-cell>
          </table:table-row>
          <table:table-row table:style-name="Table1.1">
            <table:table-cell table:style-name="Table1.A5" table:number-rows-spanned="2" office:value-type="string">
              <text:p text:style-name="P36">2</text:p>
            </table:table-cell>
            <table:table-cell table:style-name="Table1.B4" office:value-type="string">
              <text:p text:style-name="P7"><text:span text:style-name="T48">15/8</text:span>/201<text:span text:style-name="T47">7</text:span></text:p>
            </table:table-cell>
            <table:table-cell table:style-name="Table1.C4" office:value-type="string">
              <text:p text:style-name="P45">Introdução ao Python</text:p>
              <text:list xml:id="list133927168447564" text:continue-numbering="true" text:style-name="L4">
                <text:list-item>
                  <text:p text:style-name="P107">Sintaxe básica</text:p>
                </text:list-item>
                <text:list-item>
                  <text:p text:style-name="P107">Tipos e estruturas de dados</text:p>
                </text:list-item>
                <text:list-item>
                  <text:p text:style-name="P107">Algoritmos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5" office:value-type="string">
              <text:p text:style-name="P8"><text:span text:style-name="T48">17/8</text:span>/201<text:span text:style-name="T47">7</text:span></text:p>
            </table:table-cell>
            <table:table-cell table:style-name="Table1.C5" office:value-type="string">
              <text:p text:style-name="P61">Zero de funções</text:p>
              <text:list xml:id="list2938730656" text:style-name="L5">
                <text:list-item>
                  <text:p text:style-name="P108">O que são zeros de funções</text:p>
                </text:list-item>
                <text:list-item>
                  <text:p text:style-name="P108">Método da bisseção</text:p>
                </text:list-item>
                <text:list-item>
                  <text:p text:style-name="P108">Aplicações</text:p>
                </text:list-item>
              </text:list>
            </table:table-cell>
          </table:table-row>
          <table:table-row table:style-name="Table1.1">
            <table:table-cell table:style-name="Table1.A2" table:number-rows-spanned="2" office:value-type="string">
              <text:p text:style-name="P36">3</text:p>
            </table:table-cell>
            <table:table-cell table:style-name="Table1.B2" office:value-type="string">
              <text:p text:style-name="P7"><text:span text:style-name="T48">22/8</text:span>/201<text:span text:style-name="T47">7</text:span></text:p>
            </table:table-cell>
            <table:table-cell table:style-name="Table1.C2" office:value-type="string">
              <text:p text:style-name="P61">Zeros de funções</text:p>
              <text:list xml:id="list1621873349" text:style-name="L6">
                <text:list-item>
                  <text:p text:style-name="P109">Método da posição falsa</text:p>
                </text:list-item>
                <text:list-item>
                  <text:p text:style-name="P109">Método do ponto fixo</text:p>
                </text:list-item>
                <text:list-item>
                  <text:p text:style-name="P109">Método de Newton Raphson</text:p>
                </text:list-item>
                <text:list-item>
                  <text:p text:style-name="P89">Método da secante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8"><text:span text:style-name="T48">24/8</text:span>/201<text:span text:style-name="T47">7</text:span></text:p>
            </table:table-cell>
            <table:table-cell table:style-name="Table1.C2" office:value-type="string">
              <text:p text:style-name="P60">Mínimo de funções</text:p>
              <text:list xml:id="list1225934207" text:style-name="L7">
                <text:list-item>
                  <text:p text:style-name="P90">Método da razão áurea</text:p>
                </text:list-item>
                <text:list-item>
                  <text:p text:style-name="P110"><text:span text:style-name="T40">D</text:span><text:span text:style-name="T39">escida de gradiente</text:span></text:p>
                </text:list-item>
                <text:list-item>
                  <text:p text:style-name="P90">Método de Newton</text:p>
                </text:list-item>
              </text:list>
            </table:table-cell>
          </table:table-row>
          <table:table-row table:style-name="Table1.1">
            <table:table-cell table:style-name="Table1.A9" table:number-rows-spanned="2" office:value-type="string">
              <text:p text:style-name="P36">4</text:p>
            </table:table-cell>
            <table:table-cell table:style-name="Table1.B8" office:value-type="string">
              <text:p text:style-name="P16">5/<text:span text:style-name="T57">9</text:span>/2017</text:p>
            </table:table-cell>
            <table:table-cell table:style-name="Table1.C8" office:value-type="string">
              <text:p text:style-name="P49">Interpolação</text:p>
              <text:list xml:id="list961858186" text:style-name="L8">
                <text:list-item>
                  <text:p text:style-name="P111"><text:soft-page-break/><text:span text:style-name="T42">Interpolação </text:span><text:span text:style-name="T43">linear</text:span></text:p>
                </text:list-item>
                <text:list-item>
                  <text:p text:style-name="P91">Interpolação quadrática</text:p>
                </text:list-item>
                <text:list-item>
                  <text:p text:style-name="P111"><text:span text:style-name="T45">F</text:span><text:span text:style-name="T42">ormas de </text:span><text:span text:style-name="T43">Lagrange e Newton</text:span>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9" office:value-type="string">
              <text:p text:style-name="P16">7/<text:span text:style-name="T57">9</text:span>/2017</text:p>
            </table:table-cell>
            <table:table-cell table:style-name="Table1.C9" office:value-type="string">
              <text:p text:style-name="P49">Splines</text:p>
              <text:list xml:id="list1756806620" text:style-name="L9">
                <text:list-item>
                  <text:p text:style-name="P92">Splines vs. Interpolantes</text:p>
                </text:list-item>
                <text:list-item>
                  <text:p text:style-name="P92">Splines polinomiais</text:p>
                </text:list-item>
                <text:list-item>
                  <text:p text:style-name="P92">Spline cúbica</text:p>
                </text:list-item>
              </text:list>
            </table:table-cell>
          </table:table-row>
          <table:table-row table:style-name="Table1.1">
            <table:table-cell table:style-name="Table1.A2" table:number-rows-spanned="2" office:value-type="string">
              <text:p text:style-name="P36">5</text:p>
            </table:table-cell>
            <table:table-cell table:style-name="Table1.B2" office:value-type="string">
              <text:p text:style-name="P16">12/<text:span text:style-name="T57">9</text:span>/2017</text:p>
            </table:table-cell>
            <table:table-cell table:style-name="Table1.C2" office:value-type="string">
              <text:p text:style-name="P49">Ajuste de curvas </text:p>
              <text:list xml:id="list4058633929" text:style-name="L10">
                <text:list-item>
                  <text:p text:style-name="P93">Ajuste por retas</text:p>
                </text:list-item>
                <text:list-item>
                  <text:p text:style-name="P112"><text:span text:style-name="T45">Q</text:span><text:span text:style-name="T44">uadrados mínimos</text:span>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6">14/<text:span text:style-name="T57">9</text:span>/2017</text:p>
            </table:table-cell>
            <table:table-cell table:style-name="Table1.C2" office:value-type="string">
              <text:p text:style-name="P42">Feriado – Paixão de Cristo</text:p>
            </table:table-cell>
          </table:table-row>
          <table:table-row table:style-name="Table1.12">
            <table:table-cell table:style-name="Table1.A13" table:number-rows-spanned="2" office:value-type="string">
              <text:p text:style-name="P36">6</text:p>
            </table:table-cell>
            <table:table-cell table:style-name="Table1.B12" office:value-type="string">
              <text:p text:style-name="P16">19/<text:span text:style-name="T57">9</text:span>/2017</text:p>
            </table:table-cell>
            <table:table-cell table:style-name="Table1.C12" office:value-type="string">
              <text:p text:style-name="P62">Quadrados mínimos em modelos arbitrários</text:p>
            </table:table-cell>
          </table:table-row>
          <table:table-row table:style-name="Table1.1">
            <table:covered-table-cell/>
            <table:table-cell table:style-name="Table1.B13" office:value-type="string">
              <text:p text:style-name="P16">21/<text:span text:style-name="T57">9</text:span>/2017</text:p>
            </table:table-cell>
            <table:table-cell table:style-name="Table1.C13" office:value-type="string">
              <text:p text:style-name="P42">Feriado - Tiradentes</text:p>
            </table:table-cell>
          </table:table-row>
          <table:table-row table:style-name="Table1.1">
            <table:table-cell table:style-name="Table1.A2" table:number-rows-spanned="2" office:value-type="string">
              <text:p text:style-name="P36">7</text:p>
            </table:table-cell>
            <table:table-cell table:style-name="Table1.B2" office:value-type="string">
              <text:p text:style-name="P16">26/<text:span text:style-name="T57">9</text:span>/2017</text:p>
            </table:table-cell>
            <table:table-cell table:style-name="Table1.C2" office:value-type="string">
              <text:p text:style-name="P64">Revisão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6">28/<text:span text:style-name="T57">9</text:span>/2017</text:p>
            </table:table-cell>
            <table:table-cell table:style-name="Table1.C2" office:value-type="string">
              <text:p text:style-name="P59">Prova I </text:p>
            </table:table-cell>
          </table:table-row>
          <table:table-row table:style-name="Table1.1">
            <table:table-cell table:style-name="Table1.A18" table:number-rows-spanned="3" office:value-type="string">
              <text:p text:style-name="P37"/>
              <text:p text:style-name="P37">8</text:p>
            </table:table-cell>
            <table:table-cell table:style-name="Table1.B17" office:value-type="string">
              <text:p text:style-name="P17"><text:span text:style-name="T57">3</text:span>/<text:span text:style-name="T57">10</text:span>/2017</text:p>
            </table:table-cell>
            <table:table-cell table:style-name="Table1.C17" office:value-type="string">
              <text:p text:style-name="P43">Feriado – Dia do trabalhador</text:p>
            </table:table-cell>
          </table:table-row>
          <table:table-row table:style-name="Table1.1">
            <table:covered-table-cell/>
            <table:table-cell table:style-name="Table1.B17" office:value-type="string">
              <text:p text:style-name="P17"><text:span text:style-name="T57">3</text:span>/<text:span text:style-name="T57">10</text:span>/2017</text:p>
            </table:table-cell>
            <table:table-cell table:style-name="Table1.C17" office:value-type="string">
              <text:p text:style-name="P70">Resolução Prova I</text:p>
            </table:table-cell>
          </table:table-row>
          <table:table-row table:style-name="Table1.1">
            <table:covered-table-cell/>
            <table:table-cell table:style-name="Table1.B18" office:value-type="string">
              <text:p text:style-name="P17">5/5/2017</text:p>
            </table:table-cell>
            <table:table-cell table:style-name="Table1.C18" office:value-type="string">
              <text:p text:style-name="P46">Resolução de sistemas lineares</text:p>
              <text:list xml:id="list3545047206" text:style-name="L11">
                <text:list-item>
                  <text:p text:style-name="P94">Regra de Cramer</text:p>
                </text:list-item>
                <text:list-item>
                  <text:p text:style-name="P94">Método da eliminação de Gauss</text:p>
                </text:list-item>
                <text:list-item>
                  <text:p text:style-name="P94">Método de Jordan</text:p>
                </text:list-item>
              </text:list>
            </table:table-cell>
          </table:table-row>
          <table:table-row table:style-name="Table1.1">
            <table:table-cell table:style-name="Table1.A2" table:number-rows-spanned="2" office:value-type="string">
              <text:p text:style-name="P36">9</text:p>
            </table:table-cell>
            <table:table-cell table:style-name="Table1.B2" office:value-type="string">
              <text:p text:style-name="P17"><text:span text:style-name="T49">10</text:span>/<text:span text:style-name="T57">10</text:span>/2017</text:p>
            </table:table-cell>
            <table:table-cell table:style-name="Table1.C2" office:value-type="string">
              <text:p text:style-name="P69">Formas matriciais especiais</text:p>
              <text:list xml:id="list133926416632798" text:continue-numbering="true" text:style-name="L11">
                <text:list-item>
                  <text:p text:style-name="P83">Fatoração LU</text:p>
                </text:list-item>
                <text:list-item>
                  <text:p text:style-name="P83">Matriz inversa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7"><text:span text:style-name="T49">12</text:span>/<text:span text:style-name="T57">10</text:span>/2017</text:p>
            </table:table-cell>
            <table:table-cell table:style-name="Table1.C2" office:value-type="string">
              <text:p text:style-name="P46">Métodos iterativos</text:p>
              <text:list xml:id="list2071027347" text:style-name="L12">
                <text:list-item>
                  <text:p text:style-name="P95">Método de Gauss-Jacobi</text:p>
                </text:list-item>
                <text:list-item>
                  <text:p text:style-name="P95">Método de Gauss-Seidel</text:p>
                </text:list-item>
              </text:list>
            </table:table-cell>
          </table:table-row>
          <table:table-row table:style-name="Table1.1">
            <table:table-cell table:style-name="Table1.A22" table:number-rows-spanned="2" office:value-type="string">
              <text:p text:style-name="P36">10</text:p>
            </table:table-cell>
            <table:table-cell table:style-name="Table1.B21" office:value-type="string">
              <text:p text:style-name="P17"><text:span text:style-name="T49">17</text:span>/<text:span text:style-name="T57">10</text:span>/2017</text:p>
            </table:table-cell>
            <table:table-cell table:style-name="Table1.C21" office:value-type="string">
              <text:p text:style-name="P63"><text:span text:style-name="T43">C</text:span><text:span text:style-name="T41">omparação de performance</text:span></text:p>
              <text:list xml:id="list3513263787" text:style-name="L13">
                <text:list-item>
                  <text:p text:style-name="P100">Ordem de complexidade</text:p>
                </text:list-item>
                <text:list-item>
                  <text:p text:style-name="P100">Sistemas de alta dimensionalidade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2" office:value-type="string">
              <text:p text:style-name="P17"><text:span text:style-name="T49">19</text:span>/<text:span text:style-name="T57">10</text:span>/2017</text:p>
            </table:table-cell>
            <table:table-cell table:style-name="Table1.C22" office:value-type="string">
              <text:p text:style-name="P68">Integração numérica</text:p>
              <text:list xml:id="list1566722992" text:style-name="L14">
                <text:list-item>
                  <text:p text:style-name="P101">Particionamento do intervalo de integração</text:p>
                </text:list-item>
                <text:list-item>
                  <text:p text:style-name="P101">Quadraturas</text:p>
                </text:list-item>
                <text:list-item>
                  <text:p text:style-name="P101">Regra dos trapézios</text:p>
                </text:list-item>
                <text:list-item>
                  <text:p text:style-name="P101">Regra de Simpson</text:p>
                </text:list-item>
              </text:list>
            </table:table-cell>
          </table:table-row>
          <table:table-row table:style-name="Table1.1">
            <table:table-cell table:style-name="Table1.A2" table:number-rows-spanned="2" office:value-type="string">
              <text:p text:style-name="P36">11</text:p>
            </table:table-cell>
            <table:table-cell table:style-name="Table1.B2" office:value-type="string">
              <text:p text:style-name="P17"><text:span text:style-name="T49">24</text:span>/<text:span text:style-name="T57">10</text:span>/2017</text:p>
            </table:table-cell>
            <table:table-cell table:style-name="Table1.C2" office:value-type="string">
              <text:p text:style-name="P50">Regras avançadas de integração numérica</text:p>
              <text:list xml:id="list806797195" text:style-name="L15">
                <text:list-item>
                  <text:p text:style-name="P96">Método de Newton Cotes fechado e aberto</text:p>
                </text:list-item>
                <text:list-item>
                  <text:p text:style-name="P96">Quadratura Gaussiana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7"><text:span text:style-name="T49">26</text:span>/<text:span text:style-name="T57">10</text:span>/2017</text:p>
            </table:table-cell>
            <table:table-cell table:style-name="Table1.C2" office:value-type="string">
              <text:p text:style-name="P55">Erro de regras de quadratura</text:p>
              <text:list xml:id="list3378210912" text:style-name="L16">
                <text:list-item>
                  <text:p text:style-name="P102">Expansão por série de Taylor</text:p>
                </text:list-item>
                <text:list-item>
                  <text:p text:style-name="P102">Funções descontínuas e não<text:span text:style-name="T58">-</text:span>suaves</text:p>
                </text:list-item>
              </text:list>
            </table:table-cell>
          </table:table-row>
          <table:table-row table:style-name="Table1.1">
            <table:table-cell table:style-name="Table1.A26" table:number-rows-spanned="2" office:value-type="string">
              <text:p text:style-name="P36">12</text:p>
            </table:table-cell>
            <table:table-cell table:style-name="Table1.B25" office:value-type="string">
              <text:p text:style-name="P17">3<text:span text:style-name="T50">1</text:span>/<text:span text:style-name="T57">10</text:span>/2017</text:p>
            </table:table-cell>
            <table:table-cell table:style-name="Table1.C25" office:value-type="string">
              <text:p text:style-name="P47">Soluções numéricas de EDO</text:p>
              <text:list xml:id="list674750547" text:style-name="L17">
                <text:list-item>
                  <text:p text:style-name="P97">Método de Euler</text:p>
                </text:list-item>
                <text:list-item>
                  <text:p text:style-name="P97">Método de Heun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6" office:value-type="string">
              <text:p text:style-name="P17"><text:span text:style-name="T50">2</text:span>/<text:span text:style-name="T57">11</text:span>/2017</text:p>
            </table:table-cell>
            <table:table-cell table:style-name="Table1.C26" office:value-type="string">
              <text:p text:style-name="P51">Métodos Runge-Kutta</text:p>
              <text:list xml:id="list1345669399" text:style-name="L18">
                <text:list-item>
                  <text:p text:style-name="P103">Tableau de Butcher</text:p>
                </text:list-item>
                <text:list-item>
                  <text:p text:style-name="P98">Método de Midpoint</text:p>
                </text:list-item>
                <text:list-item>
                  <text:p text:style-name="P103">RK4</text:p>
                </text:list-item>
              </text:list>
            </table:table-cell>
          </table:table-row>
          <table:table-row table:style-name="Table1.1">
            <table:table-cell table:style-name="Table1.A2" table:number-rows-spanned="2" office:value-type="string">
              <text:p text:style-name="P36">13</text:p>
            </table:table-cell>
            <table:table-cell table:style-name="Table1.B2" office:value-type="string">
              <text:p text:style-name="P17"><text:span text:style-name="T50">7</text:span>/<text:span text:style-name="T57">11</text:span>/2017</text:p>
            </table:table-cell>
            <table:table-cell table:style-name="Table1.C2" office:value-type="string">
              <text:p text:style-name="P65">Sistemas de EDO</text:p>
              <text:list xml:id="list2187534662" text:style-name="L19">
                <text:list-item>
                  <text:p text:style-name="P84"><text:soft-page-break/>Sistemas acoplados</text:p>
                </text:list-item>
                <text:list-item>
                  <text:p text:style-name="P84">Redução de equações de segunda ordem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7"><text:span text:style-name="T50">9</text:span>/<text:span text:style-name="T57">11</text:span>/2017</text:p>
            </table:table-cell>
            <table:table-cell table:style-name="Table1.C2" office:value-type="string">
              <text:p text:style-name="P66">Aplicações a sistemas físicos</text:p>
              <text:list xml:id="list1107935754" text:style-name="L20">
                <text:list-item>
                  <text:p text:style-name="P85">Simulação de um sistema físico</text:p>
                </text:list-item>
                <text:list-item>
                  <text:p text:style-name="P85">Sistema planetário</text:p>
                </text:list-item>
              </text:list>
            </table:table-cell>
          </table:table-row>
          <table:table-row table:style-name="Table1.1">
            <table:table-cell table:style-name="Table1.A30" table:number-rows-spanned="2" office:value-type="string">
              <text:p text:style-name="P36">14</text:p>
            </table:table-cell>
            <table:table-cell table:style-name="Table1.B29" office:value-type="string">
              <text:p text:style-name="P17"><text:span text:style-name="T50">14</text:span>/<text:span text:style-name="T57">11</text:span>/2017</text:p>
            </table:table-cell>
            <table:table-cell table:style-name="Table1.C29" office:value-type="string">
              <text:p text:style-name="P48">Método das diferenças finitas</text:p>
              <text:list xml:id="list19232565" text:style-name="L21">
                <text:list-item>
                  <text:p text:style-name="P99">Operadores de diferenças finitas de 1ª e 2ª ordem</text:p>
                </text:list-item>
                <text:list-item>
                  <text:p text:style-name="P99">Equação de diferenças</text:p>
                </text:list-item>
                <text:list-item>
                  <text:p text:style-name="P99">Grade de solução</text:p>
                </text:list-item>
                <text:list-item>
                  <text:p text:style-name="P99"><text:span text:style-name="T51">R</text:span>esolução por sistema triagonal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30" office:value-type="string">
              <text:p text:style-name="P17"><text:span text:style-name="T50">16</text:span>/<text:span text:style-name="T57">11</text:span>/2017</text:p>
            </table:table-cell>
            <table:table-cell table:style-name="Table1.C30" office:value-type="string">
              <text:p text:style-name="P67">Ponto facultativo – Semana santa</text:p>
            </table:table-cell>
          </table:table-row>
          <table:table-row table:style-name="Table1.1">
            <table:table-cell table:style-name="Table1.A2" table:number-rows-spanned="2" office:value-type="string">
              <text:p text:style-name="P36">15</text:p>
            </table:table-cell>
            <table:table-cell table:style-name="Table1.B2" office:value-type="string">
              <text:p text:style-name="P17"><text:span text:style-name="T50">21</text:span>/<text:span text:style-name="T57">11</text:span>/2017</text:p>
            </table:table-cell>
            <table:table-cell table:style-name="Table1.C2" office:value-type="string">
              <text:p text:style-name="P53">Fontes de erros</text:p>
              <text:list xml:id="list1089522347" text:style-name="L22">
                <text:list-item>
                  <text:p text:style-name="P104">Erros de arredondamento</text:p>
                </text:list-item>
                <text:list-item>
                  <text:p text:style-name="P104">Precisão de máquina</text:p>
                </text:list-item>
                <text:list-item>
                  <text:p text:style-name="P104">Aritmética de ponto fixo</text:p>
                </text:list-item>
                <text:list-item>
                  <text:p text:style-name="P104">Aritmética de ponto flutuante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7"><text:span text:style-name="T50">23</text:span>/<text:span text:style-name="T57">11</text:span>/2017</text:p>
            </table:table-cell>
            <table:table-cell table:style-name="Table1.C2" office:value-type="string">
              <text:p text:style-name="P52"/>
            </table:table-cell>
          </table:table-row>
          <table:table-row table:style-name="Table1.33">
            <table:table-cell table:style-name="Table1.A33" table:number-rows-spanned="2" office:value-type="string">
              <text:p text:style-name="P36">16</text:p>
            </table:table-cell>
            <table:table-cell table:style-name="Table1.B33" office:value-type="string">
              <text:p text:style-name="P17"><text:span text:style-name="T50">28</text:span>/<text:span text:style-name="T57">11</text:span>/2017</text:p>
            </table:table-cell>
            <table:table-cell table:style-name="Table1.C33" office:value-type="string">
              <text:p text:style-name="P54">Revisão</text:p>
            </table:table-cell>
          </table:table-row>
          <table:table-row table:style-name="Table1.1">
            <table:covered-table-cell/>
            <table:table-cell table:style-name="Table1.B33" office:value-type="string">
              <text:p text:style-name="P17"><text:span text:style-name="T50">30</text:span>/<text:span text:style-name="T57">11</text:span>/2017</text:p>
            </table:table-cell>
            <table:table-cell table:style-name="Table1.C33" office:value-type="string">
              <text:p text:style-name="P58">Prova <text:span text:style-name="T51">II</text:span></text:p>
            </table:table-cell>
          </table:table-row>
          <table:table-row table:style-name="Table1.1">
            <table:table-cell table:style-name="Table1.A2" table:number-rows-spanned="2" office:value-type="string">
              <text:p text:style-name="P4">17</text:p>
            </table:table-cell>
            <table:table-cell table:style-name="Table1.B2" office:value-type="string">
              <text:p text:style-name="P17"><text:span text:style-name="T50">5</text:span>/<text:span text:style-name="T57">12</text:span>/2017</text:p>
            </table:table-cell>
            <table:table-cell table:style-name="Table1.C2" office:value-type="string">
              <text:p text:style-name="P56">Revisão de prova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7"><text:span text:style-name="T50">7</text:span>/<text:span text:style-name="T57">12</text:span>/2017</text:p>
            </table:table-cell>
            <table:table-cell table:style-name="Table1.C2" office:value-type="string">
              <text:p text:style-name="P57">Prova substitutiva</text:p>
            </table:table-cell>
          </table:table-row>
        </table:table>
        <text:p text:style-name="Standard"/>
        <text:p text:style-name="P6"><text:span text:style-name="T2">Obs.:</text:span> O cronograma está sujeito a alterações.</text:p>
        <text:p text:style-name="Heading_20_2"><text:span text:style-name="T34">9</text:span>. BIBLIOGRAFIA</text:p>
        <table:table table:name="Tabela4" table:style-name="Tabela4">
          <table:table-column table:style-name="Tabela4.A"/>
          <table:table-row table:style-name="Tabela4.1">
            <table:table-cell table:style-name="Tabela4.A1" office:value-type="string">
              <text:p text:style-name="P35">BÁSICA:</text:p>
            </table:table-cell>
          </table:table-row>
          <table:table-row table:style-name="Tabela4.1">
            <table:table-cell table:style-name="Tabela4.A2" office:value-type="string">
              <text:p text:style-name="P18"><text:span text:style-name="T16">RUGGIERO</text:span><text:span text:style-name="T17">, Márcia A. Gomes; </text:span><text:span text:style-name="T16">LOPES</text:span><text:span text:style-name="T17">, Vera Lúcia Da Rocha. </text:span><text:span text:style-name="T18">Cálculo Numérico: Aspectos Teóricos E Computacionais</text:span><text:span text:style-name="T17">. 2. Ed. São Paulo: Pearson Education, 2005. 406 P. Isbn 8534602042.</text:span></text:p>
              <text:p text:style-name="P22"/>
              <text:p text:style-name="P18"><text:span text:style-name="T16">FRANCO</text:span><text:span text:style-name="T17">, Neide Maria Bertoldi. Cálculo Numérico. Prentice-Hall Isbn 978857605087</text:span></text:p>
            </table:table-cell>
          </table:table-row>
        </table:table>
        <text:p text:style-name="Standard"/>
        <table:table table:name="Tabela5" table:style-name="Tabela5">
          <table:table-column table:style-name="Tabela5.A"/>
          <table:table-row table:style-name="Tabela5.1">
            <table:table-cell table:style-name="Tabela5.A1" office:value-type="string">
              <text:p text:style-name="P24">COMPLEMENTAR:</text:p>
            </table:table-cell>
          </table:table-row>
          <table:table-row table:style-name="Tabela5.1">
            <table:table-cell table:style-name="Tabela5.A2" office:value-type="string">
              <text:p text:style-name="P19"><text:span text:style-name="T16">MENEZES, </text:span><text:span text:style-name="T17">Nillo N. C. </text:span><text:span text:style-name="T18">Introdução à programação com Python</text:span><text:span text:style-name="T17">, Novatec, 2010</text:span></text:p>
              <text:p text:style-name="P23"/>
              <text:p text:style-name="P20"><text:span text:style-name="T13">(eBrary) </text:span><text:span text:style-name="T5">VINE</text:span><text:span text:style-name="T53">, Michael. </text:span><text:span text:style-name="T30">C Programming for the Absolute Beginner</text:span><text:span text:style-name="T53">, 2. ed, Ed. Boston MA, USA Course Technology, 2007. </text:span></text:p>
              <text:p text:style-name="P20"/>
              <text:p text:style-name="P21">(eBrary) <text:span text:style-name="T2">IYENGAR</text:span>, S.R.K; Jain, R.K., <text:span text:style-name="T29">Numerical Methods</text:span>, New Age International 2009, 326 Pág, Lc Call No.: Qa297 -- .I94 2009eb Isbn: 9788122427073</text:p>
            </table:table-cell>
          </table:table-row>
        </table:table>
        <text:p text:style-name="P26"/>
        <text:p text:style-name="P27">10. Tecnologias</text:p>
        <text:p text:style-name="P25">Recomenda-se instalar alguns programas nos computadores pessoais para melhor aproveitar o curso. Todos estes programas são software livre e/ou gratuitos e suportam várias plataformas (ex.: Linux e Windows). Segue a lista e os endereços de locais onde os alunos podem providenciar a instalação.</text:p>
        <text:list xml:id="list1926785931" text:style-name="L23">
          <text:list-item>
            <text:p text:style-name="P77"><text:soft-page-break/><text:span text:style-name="T2">Python </text:span>(<text:a xlink:type="simple" xlink:href="http://python.org/" text:style-name="Internet_20_link" text:visited-style-name="Visited_20_Internet_20_Link">http://python.org</text:a>): utilize a versão 3.4 ou superior. A maioria das distribuições de Linux possuem o Python 3 instalado na versão adequada. No entanto, normalmente a instalação padrão omite alguns módulos importantes. No Ubuntu/Debian e similares certifique-se que o pacote <text:span text:style-name="T29">python3-pip</text:span> está instalado. Usuários de Windows e Mac devem baixar o Anaconda (<text:a xlink:type="simple" xlink:href="https://www.continuum.io/" text:style-name="Internet_20_link" text:visited-style-name="Visited_20_Internet_20_Link">https://www.continuum.io/</text:a>), que já instala os pacotes necessários para o Python científico.</text:p>
          </text:list-item>
          <text:list-item>
            <text:p text:style-name="P79">Python científico: <text:span text:style-name="T12">se você optou por utilizar o Anaconda, já tem todos os pacotes disponíveis. Caso contrário, instale </text:span><text:span text:style-name="T14">os pacotes </text:span><text:span text:style-name="T12">Numpy, Scipy, Matplotlib, Pandas, Jupyter/</text:span><text:span text:style-name="T14">Ipython </text:span><text:span text:style-name="T15">e Cython</text:span><text:span text:style-name="T12">. No Ubuntu, utilize o comando </text:span></text:p>
          </text:list-item>
        </text:list>
        <text:p text:style-name="P5"/>
        <text:list xml:id="list133926937046805" text:continue-numbering="true" text:style-name="L23">
          <text:list-item>
            <text:list>
              <text:list-header>
                <text:p text:style-name="P78"><text:span text:style-name="T54">sudo apt-get install </text:span><text:span text:style-name="T55">python3-numpy </text:span><text:span text:style-name="T54">python3-scipy python3-pandas </text:span><text:span text:style-name="T55">ipython3 ipython3-notebook ipython3-qtconsole </text:span><text:span text:style-name="T56">cython3</text:span></text:p>
              </text:list-header>
            </text:list>
            <text:p text:style-name="P82"><text:span text:style-name="T12"/></text:p>
          </text:list-item>
          <text:list-item>
            <text:p text:style-name="P78"><text:span text:style-name="T7">(opt) </text:span><text:span text:style-name="T6">PyCharm (</text:span><text:a xlink:type="simple" xlink:href="https://jetbrains.com/pycharm/" text:style-name="Internet_20_link" text:visited-style-name="Visited_20_Internet_20_Link"><text:span text:style-name="T14">https://jetbrains.com/pycharm/</text:span></text:a><text:span text:style-name="T6">): </text:span><text:span text:style-name="T14">Existem vários editores de código para Python. Se você já tem um favorito, fique com ele </text:span><text:span text:style-name="T15">(só não vale o Word e o Notepad!)</text:span><text:span text:style-name="T14">. Caso esteja em dúvida, PyCharm é uma boa opção para iniciantes. Possui uma versão “Community” em código aberto e uma versão educacional mais avançada gratuita para estudantes.</text:span></text:p>
          </text:list-item>
          <text:list-item>
            <text:p text:style-name="P82"><text:span text:style-name="T7">(</text:span><text:span text:style-name="T6">opt) VSCode </text:span><text:span text:style-name="T14">(</text:span><text:a xlink:type="simple" xlink:href="https://code.visualstudio.com/" text:style-name="Internet_20_link" text:visited-style-name="Visited_20_Internet_20_Link"><text:span text:style-name="T14">https://code.visualstudio.com/</text:span></text:a><text:span text:style-name="T14">): Editor de código com interface simples baseados em plugins. É uma alternativa mais leve ao PyCharm </text:span><text:span text:style-name="T12">e pode ser personalizado e estendido utilizando plugins</text:span><text:span text:style-name="T14">.</text:span></text:p>
          </text:list-item>
          <text:list-item>
            <text:p text:style-name="P80">(opt) Clang (<text:a xlink:type="simple" xlink:href="https://clang.llvm.org/" text:style-name="Internet_20_link" text:visited-style-name="Visited_20_Internet_20_Link"><text:span text:style-name="T12">https://clang.llvm.org/</text:span></text:a>): <text:span text:style-name="T12">O curso eventualmente utilizará um pouco de C e precisamos de um compilador. Recomendamos o Clang pois o mesmo pode ser integrado com os notebooks em Python.</text:span></text:p>
          </text:list-item>
          <text:list-item>
            <text:p text:style-name="P80">(opt) VirtualBox (<text:a xlink:type="simple" xlink:href="https://www.virtualbox.org/" text:style-name="Internet_20_link" text:visited-style-name="Visited_20_Internet_20_Link"><text:span text:style-name="T12">https://www.virtualbox.org/</text:span></text:a>): <text:span text:style-name="T12">Ofereceremos uma máquina virtual Linux com todos os pacotes necessários e recomendados para o curso. É necessário instalar o VirtualBox para executar a máquina virtual.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fo:font-weight="normal" style:font-name-asian="Times New Roman" style:font-family-asian="'Times New Roman'" style:font-family-generic-asian="roman" style:font-pitch-asian="variable" style:font-size-asian="10pt" style:language-asian="zxx" style:country-asian="none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0pt" style:font-size-asian="10pt" style:font-name-complex="Arial" style:font-family-complex="Arial" style:font-family-generic-complex="swiss" style:font-pitch-complex="variabl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2pt" fo:font-weight="bold" style:font-size-asian="12pt" style:font-weight-asian="bold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1cm" fo:margin-bottom="0.499cm" loext:contextual-spacing="false" fo:text-align="start" style:justify-single-word="false" fo:keep-with-next="always"/>
      <style:text-properties fo:text-transform="uppercase" style:font-name="Times New Roman" fo:font-family="'Times New Roman'" style:font-family-generic="roman" style:font-pitch="variable" fo:font-size="12pt" fo:font-weight="bold" style:font-size-asian="12pt" style:font-weight-asian="bold" style:font-size-complex="12pt"/>
    </style:style>
    <style:style style:name="Heading_20_3" style:display-name="Heading 3" style:family="paragraph" style:parent-style-name="Standard" style:next-style-name="Standard" style:class="text">
      <style:paragraph-properties fo:margin-top="1cm" fo:margin-bottom="0.3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margin-top="0.212cm" fo:margin-bottom="0cm" loext:contextual-spacing="false" fo:line-height="150%" fo:text-align="justify" style:justify-single-word="false" fo:keep-with-next="always"/>
      <style:text-properties style:font-name="Arial" fo:font-family="Arial" style:font-family-generic="swiss" style:font-pitch="variable" fo:font-size="12pt" style:font-size-asian="12pt" style:font-weight-complex="bold"/>
    </style:style>
    <style:style style:name="Heading_20_9" style:display-name="Heading 9" style:family="paragraph" style:parent-style-name="Standard" style:next-style-name="Standard" style:class="text">
      <style:paragraph-properties fo:margin-top="0.212cm" fo:margin-bottom="0cm" loext:contextual-spacing="false" fo:line-height="150%" fo:text-align="justify" style:justify-single-word="false" fo:keep-with-next="always"/>
      <style:text-properties style:font-name="Arial" fo:font-family="Arial" style:font-family-generic="swiss" style:font-pitch="variable" fo:font-size="12pt" fo:font-style="italic" style:font-size-asian="12pt" style:font-style-asian="italic" style:font-name-complex="Arial" style:font-family-complex="Arial" style:font-family-generic-complex="swiss" style:font-pitch-complex="variable" style:font-style-complex="italic" style:font-weight-complex="bold"/>
    </style:style>
    <style:style style:name="Capítul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.501cm" style:auto-text-indent="false"/>
      <style:text-properties fo:font-size="12pt" style:font-size-asian="12pt"/>
    </style:style>
    <style:style style:name="Footer" style:family="paragraph" style:parent-style-name="Standard" style:class="extra"/>
    <style:style style:name="Rodap" style:family="paragraph" style:parent-style-name="Standard" style:next-style-name="Standard">
      <style:text-properties style:font-name="Arial" fo:font-family="Arial" style:font-family-generic="swiss" style:font-pitch="variable" fo:font-size="12pt" style:font-size-asian="12pt"/>
    </style:style>
    <style:style style:name="Header" style:family="paragraph" style:parent-style-name="Standard" style:class="extra"/>
    <style:style style:name="Corpo_20_de_20_texto_20_2" style:display-name="Corpo de texto 2" style:family="paragraph" style:parent-style-name="Standard">
      <style:paragraph-properties fo:text-align="justify" style:justify-single-word="false"/>
      <style:text-properties fo:color="#0000ff" style:font-name="Arial" fo:font-family="Arial" style:font-family-generic="swiss" style:font-pitch="variable" fo:font-size="12pt" style:font-size-asian="12pt"/>
    </style:style>
    <style:style style:name="Recuo_20_de_20_corpo_20_de_20_texto_20_3" style:display-name="Recuo de corpo de texto 3" style:family="paragraph" style:parent-style-name="Standard">
      <style:paragraph-properties fo:margin-left="1.812cm" fo:margin-right="0cm" fo:margin-top="0cm" fo:margin-bottom="0cm" loext:contextual-spacing="false" fo:text-indent="-0.561cm" style:auto-text-indent="false"/>
      <style:text-properties style:font-name="Arial" fo:font-family="Arial" style:font-family-generic="swiss" style:font-pitch="variable"/>
    </style:style>
    <style:style style:name="Blockquote" style:family="paragraph" style:parent-style-name="Standard">
      <style:paragraph-properties fo:margin-left="0.635cm" fo:margin-right="0.635cm" fo:margin-top="0.176cm" fo:margin-bottom="0.176cm" loext:contextual-spacing="false" fo:text-indent="0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estern" style:family="paragraph" style:parent-style-name="Standard">
      <style:paragraph-properties fo:margin-top="0.494cm" fo:margin-bottom="0.494cm" loext:contextual-spacing="false"/>
      <style:text-properties fo:font-size="12pt" style:font-size-asian="12pt" style:font-size-complex="12pt"/>
    </style:style>
    <style:style style:name="titulo" style:family="paragraph" style:parent-style-name="Standard">
      <style:paragraph-properties fo:margin-top="0.494cm" fo:margin-bottom="0.494cm" loext:contextual-spacing="false"/>
      <style:text-properties fo:font-size="12pt" style:font-size-asian="12pt" style:font-size-complex="12pt"/>
    </style:style>
    <style:style style:name="Parágrafo_20_da_20_Lista" style:display-name="Parágrafo da Lista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Título_20_da_20_tabela" style:display-name="Título da tabe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z1" style:family="text">
      <style:text-properties style:font-name="Courier New" fo:font-family="'Courier New'" style:font-family-generic="modern" fo:font-size="10pt" style:font-size-asian="10pt"/>
    </style:style>
    <style:style style:name="WW8Num3z0" style:family="text">
      <style:text-properties style:font-name="Wingdings" fo:font-family="Wingdings" style:font-pitch="variable" style:font-charset="x-symbol" fo:font-size="12pt" style:font-size-asian="12pt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2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z1" style:family="text">
      <style:text-properties style:font-name="Courier New" fo:font-family="'Courier New'" style:font-family-generic="modern" fo:font-size="10pt" style:font-size-asian="10pt"/>
    </style:style>
    <style:style style:name="WW8Num5z2" style:family="text">
      <style:text-properties style:font-name="Wingdings" fo:font-family="Wingdings" style:font-pitch="variable" style:font-charset="x-symbol" fo:font-size="10pt" style:font-size-asian="10pt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z1" style:family="text">
      <style:text-properties style:font-name="Courier New" fo:font-family="'Courier New'" style:font-family-generic="modern" fo:font-size="10pt" style:font-size-asian="10pt"/>
    </style:style>
    <style:style style:name="WW8Num6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Wingdings" fo:font-family="Wingdings" style:font-pitch="variable" style:font-charset="x-symbol" fo:font-size="12pt" style:font-size-asian="12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Strong_20_Emphasis" style:display-name="Strong Emphasis" style:family="text" style:parent-style-name="Fonte_20_parág._20_padrão">
      <style:text-properties fo:font-weight="bold" style:font-weight-asian="bold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Emphasis" style:family="text" style:parent-style-name="Fonte_20_parág._20_padrão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zxx" fo:country="none" style:language-asian="zxx" style:country-asian="none"/>
    </style:style>
    <style:style style:name="MT1" style:family="text">
      <style:text-properties fo:font-size="12pt" style:font-size-asian="12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.026cm" fo:border="none"/>
    </style:style>
    <style:page-layout style:name="Mpm1">
      <style:page-layout-properties fo:page-width="20.999cm" fo:page-height="29.699cm" style:num-format="1" style:print-orientation="portrait" fo:margin-top="1.164cm" fo:margin-bottom="1.15cm" fo:margin-left="1.752cm" fo:margin-right="1.7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231cm" fo:margin-left="0cm" fo:margin-right="0cm" fo:margin-top="0.13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369cm" fo:margin-bottom="1.501cm" fo:margin-left="1.752cm" fo:margin-right="1.7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0.296cm" svg:y="0.007cm" svg:width="17.131cm" svg:height="1.385cm" draw:z-index="9"><draw:image xlink:href="Pictures/100000000000043E00000066CE70970356DAAD5B.png" xlink:type="simple" xlink:show="embed" xlink:actuate="onLoad"/></draw:frame></text:p>
      </style:header>
      <style:footer>
        <text:p text:style-name="Footer"><draw:frame draw:style-name="Mfr2" draw:name="Quadro1" text:anchor-type="char" svg:y="0.002cm" svg:width="0.224cm" svg:height="0.473cm" draw:z-index="4"><draw:text-box><text:p text:style-name="Footer"><text:span text:style-name="Page_20_Number"><text:span text:style-name="MT1"><text:page-number text:select-page="current">3</text:page-number></text:span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Taygoara Felamingo de Oliveira</meta:initial-creator>
    <meta:creation-date>2009-07-09T08:54:00</meta:creation-date>
    <dc:date>2017-09-14T13:39:00.219430791</dc:date>
    <meta:print-date>2009-08-10T15:39:00</meta:print-date>
    <meta:editing-cycles>824</meta:editing-cycles>
    <meta:editing-duration>P4DT3H34M11S</meta:editing-duration>
    <meta:generator>LibreOffice/5.3.4.2$Linux_X86_64 LibreOffice_project/30m0$Build-2</meta:generator>
    <meta:document-statistic meta:table-count="4" meta:image-count="1" meta:object-count="1" meta:page-count="5" meta:paragraph-count="211" meta:word-count="1235" meta:character-count="7914" meta:non-whitespace-character-count="6955"/>
    <meta:user-defined meta:name="Informações 1"/>
    <meta:user-defined meta:name="Informações 2"/>
    <meta:user-defined meta:name="Informações 3"/>
    <meta:user-defined meta:name="Informações 4"/>
  </office:meta>
</office:document-meta>
</file>

<file path=Object 1/content.xml><?xml version="1.0" encoding="utf-8"?>
<math xmlns="http://www.w3.org/1998/Math/MathML" display="block">
  <semantics>
    <mrow>
      <msub>
        <mi>P</mi>
        <mi mathvariant="italic">final</mi>
      </msub>
      <mo stretchy="false">=</mo>
      <mrow>
        <msub>
          <mi>P</mi>
          <mn>1</mn>
        </msub>
        <mo stretchy="false">+</mo>
        <msub>
          <mi>P</mi>
          <mn>2</mn>
        </msub>
        <mo stretchy="false">+</mo>
        <mi mathvariant="italic">NP</mi>
      </mrow>
    </mrow>
    <annotation encoding="StarMath 5.0">P_{final} = P_1 + P_2 + NP
</annotation>
  </semantics>
</math>
</file>